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6.94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,0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32.675" calcext:value-type="float">
            <text:p>232,6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4047.932" calcext:value-type="float">
            <text:p>24047,932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19650099505" calcext:value-type="float">
            <text:p>0,9991965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91672476022571" calcext:value-type="float">
            <text:p>0,191672476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438.726335322161" calcext:value-type="float">
            <text:p>438,7263353222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588.80716009244" calcext:value-type="float">
            <text:p>1588,80716009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85655081523583" calcext:value-type="float">
            <text:p>1,8565508152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5753.71932051309" calcext:value-type="float">
            <text:p>5753,7193205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0108660595270869" calcext:value-type="float">
            <text:p>1,08660595270869E-0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0.0561272430498331" calcext:value-type="float">
            <text:p>0,056127243</text:p>
          </table:table-cell>
          <table:table-cell/>
          <table:table-cell table:formula="of:=[Sheet1.D38]^[Sheet1.E$35]*[Sheet1.E$36]" office:value-type="float" office:value="0.0561272430498331" calcext:value-type="float">
            <text:p>0,0561272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4.03389440558591" calcext:value-type="float">
            <text:p>4,0338944056</text:p>
          </table:table-cell>
          <table:table-cell/>
          <table:table-cell table:formula="of:=[Sheet1.D39]^[Sheet1.E$35]*[Sheet1.E$36]" office:value-type="float" office:value="4.03389440558591" calcext:value-type="float">
            <text:p>4,0338944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89.918107343519" calcext:value-type="float">
            <text:p>289,9181073435</text:p>
          </table:table-cell>
          <table:table-cell/>
          <table:table-cell table:formula="of:=[Sheet1.D40]^[Sheet1.E$35]*[Sheet1.E$36]" office:value-type="float" office:value="289.918107343519" calcext:value-type="float">
            <text:p>289,91810734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20836.5664825676" calcext:value-type="float">
            <text:p>20836,5664825676</text:p>
          </table:table-cell>
          <table:table-cell/>
          <table:table-cell table:formula="of:=[Sheet1.D41]^[Sheet1.E$35]*[Sheet1.E$36]" office:value-type="float" office:value="20836.5664825676" calcext:value-type="float">
            <text:p>20836,5664825676</text:p>
          </table:table-cell>
          <table:table-cell table:number-columns-repeated="4"/>
        </table:table-row>
      </table:table>
      <table:table table:name="GO-256M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2"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297" calcext:value-type="float">
            <text:p>1,297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861.11499" calcext:value-type="float">
            <text:p>861,11499</text:p>
          </table:table-cell>
          <table:table-cell table:number-columns-repeated="2"/>
          <table:table-cell office:value-type="float" office:value="15986" calcext:value-type="float">
            <text:p>15986</text:p>
          </table:table-cell>
          <table:table-cell office:value-type="float" office:value="8234.453125" calcext:value-type="float">
            <text:p>8234,45312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776.474976" calcext:value-type="float">
            <text:p>776,474976</text:p>
          </table:table-cell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1469.581055" calcext:value-type="float">
            <text:p>1469,58105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256MB'.B5:.B55])" office:value-type="float" office:value="0.0189411764705883" calcext:value-type="float">
            <text:p>0,0189411765</text:p>
          </table:table-cell>
          <table:table-cell table:formula="of:=STDEV(['GO-256MB'.B5:.B55])" office:value-type="float" office:value="0.00224865973153683" calcext:value-type="float">
            <text:p>0,00224865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114" calcext:value-type="float">
            <text:p>1,114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874.924988" calcext:value-type="float">
            <text:p>874,924988</text:p>
          </table:table-cell>
          <table:table-cell table:number-columns-repeated="2"/>
          <table:table-cell office:value-type="float" office:value="7165" calcext:value-type="float">
            <text:p>7165</text:p>
          </table:table-cell>
          <table:table-cell office:value-type="float" office:value="7101.13916" calcext:value-type="float">
            <text:p>7101,13916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256MB'.E5:.E55])" office:value-type="float" office:value="1.22921568627451" calcext:value-type="float">
            <text:p>1,2292156863</text:p>
          </table:table-cell>
          <table:table-cell table:formula="of:=STDEV(['GO-256MB'.E5:.E55])" office:value-type="float" office:value="0.162137141176905" calcext:value-type="float">
            <text:p>0,1621371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42" calcext:value-type="float">
            <text:p>1,242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2.392029" calcext:value-type="float">
            <text:p>852,392029</text:p>
          </table:table-cell>
          <table:table-cell table:number-columns-repeated="2"/>
          <table:table-cell office:value-type="float" office:value="7311" calcext:value-type="float">
            <text:p>7311</text:p>
          </table:table-cell>
          <table:table-cell office:value-type="float" office:value="7237.983887" calcext:value-type="float">
            <text:p>7237,983887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256MB'.H5:.H55])" office:value-type="float" office:value="880.211314490196" calcext:value-type="float">
            <text:p>880,2113144902</text:p>
          </table:table-cell>
          <table:table-cell table:formula="of:=STDEV(['GO-256MB'.H5:.H55])" office:value-type="float" office:value="93.638998809642" calcext:value-type="float">
            <text:p>93,63899880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279" calcext:value-type="float">
            <text:p>1,279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775.786011" calcext:value-type="float">
            <text:p>775,786011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7237.719238" calcext:value-type="float">
            <text:p>7237,719238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256MB'.L5:.L55])" office:value-type="float" office:value="7066.62854245098" calcext:value-type="float">
            <text:p>7066,628542451</text:p>
          </table:table-cell>
          <table:table-cell table:formula="of:=STDEV(['GO-256MB'.L5:.L55])" office:value-type="float" office:value="1398.27114949521" calcext:value-type="float">
            <text:p>1398,2711494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51.229004" calcext:value-type="float">
            <text:p>851,229004</text:p>
          </table:table-cell>
          <table:table-cell table:number-columns-repeated="2"/>
          <table:table-cell office:value-type="float" office:value="14268" calcext:value-type="float">
            <text:p>14268</text:p>
          </table:table-cell>
          <table:table-cell office:value-type="float" office:value="14199.827148" calcext:value-type="float">
            <text:p>14199,82714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36" calcext:value-type="float">
            <text:p>1,136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835.445007" calcext:value-type="float">
            <text:p>835,445007</text:p>
          </table:table-cell>
          <table:table-cell table:number-columns-repeated="2"/>
          <table:table-cell office:value-type="float" office:value="7554" calcext:value-type="float">
            <text:p>7554</text:p>
          </table:table-cell>
          <table:table-cell office:value-type="float" office:value="7454.314941" calcext:value-type="float">
            <text:p>7454,3149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804.745972" calcext:value-type="float">
            <text:p>804,745972</text:p>
          </table:table-cell>
          <table:table-cell table:number-columns-repeated="2"/>
          <table:table-cell office:value-type="float" office:value="7653" calcext:value-type="float">
            <text:p>7653</text:p>
          </table:table-cell>
          <table:table-cell office:value-type="float" office:value="7607.137207" calcext:value-type="float">
            <text:p>7607,13720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875.947998" calcext:value-type="float">
            <text:p>875,947998</text:p>
          </table:table-cell>
          <table:table-cell table:number-columns-repeated="2"/>
          <table:table-cell office:value-type="float" office:value="7093" calcext:value-type="float">
            <text:p>7093</text:p>
          </table:table-cell>
          <table:table-cell office:value-type="float" office:value="7048.208008" calcext:value-type="float">
            <text:p>7048,2080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55" calcext:value-type="float">
            <text:p>1,255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31.874023" calcext:value-type="float">
            <text:p>831,874023</text:p>
          </table:table-cell>
          <table:table-cell table:number-columns-repeated="2"/>
          <table:table-cell office:value-type="float" office:value="7598" calcext:value-type="float">
            <text:p>7598</text:p>
          </table:table-cell>
          <table:table-cell office:value-type="float" office:value="7549.809082" calcext:value-type="float">
            <text:p>7549,80908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75.627991" calcext:value-type="float">
            <text:p>775,627991</text:p>
          </table:table-cell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7253.916016" calcext:value-type="float">
            <text:p>7253,91601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47" calcext:value-type="float">
            <text:p>1,24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56.877991" calcext:value-type="float">
            <text:p>856,877991</text:p>
          </table:table-cell>
          <table:table-cell table:number-columns-repeated="2"/>
          <table:table-cell office:value-type="float" office:value="7296" calcext:value-type="float">
            <text:p>7296</text:p>
          </table:table-cell>
          <table:table-cell office:value-type="float" office:value="6979.532227" calcext:value-type="float">
            <text:p>6979,53222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.206" calcext:value-type="float">
            <text:p>1,20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52.669006" calcext:value-type="float">
            <text:p>852,669006</text:p>
          </table:table-cell>
          <table:table-cell table:number-columns-repeated="2"/>
          <table:table-cell office:value-type="float" office:value="7493" calcext:value-type="float">
            <text:p>7493</text:p>
          </table:table-cell>
          <table:table-cell office:value-type="float" office:value="7405.908203" calcext:value-type="float">
            <text:p>7405,90820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2.70697" calcext:value-type="float">
            <text:p>852,70697</text:p>
          </table:table-cell>
          <table:table-cell table:number-columns-repeated="2"/>
          <table:table-cell office:value-type="float" office:value="7593" calcext:value-type="float">
            <text:p>7593</text:p>
          </table:table-cell>
          <table:table-cell office:value-type="float" office:value="7287.028809" calcext:value-type="float">
            <text:p>7287,02880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776.174988" calcext:value-type="float">
            <text:p>776,174988</text:p>
          </table:table-cell>
          <table:table-cell table:number-columns-repeated="2"/>
          <table:table-cell office:value-type="float" office:value="6620" calcext:value-type="float">
            <text:p>6620</text:p>
          </table:table-cell>
          <table:table-cell office:value-type="float" office:value="6565.304199" calcext:value-type="float">
            <text:p>6565,30419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.28" calcext:value-type="float">
            <text:p>1,28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808.434021" calcext:value-type="float">
            <text:p>808,434021</text:p>
          </table:table-cell>
          <table:table-cell table:number-columns-repeated="2"/>
          <table:table-cell office:value-type="float" office:value="7239" calcext:value-type="float">
            <text:p>7239</text:p>
          </table:table-cell>
          <table:table-cell office:value-type="float" office:value="7033.667969" calcext:value-type="float">
            <text:p>7033,66796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1394" calcext:value-type="float">
            <text:p>1394</text:p>
          </table:table-cell>
          <table:table-cell office:value-type="float" office:value="879.447998" calcext:value-type="float">
            <text:p>879,447998</text:p>
          </table:table-cell>
          <table:table-cell table:number-columns-repeated="2"/>
          <table:table-cell office:value-type="float" office:value="7256" calcext:value-type="float">
            <text:p>7256</text:p>
          </table:table-cell>
          <table:table-cell office:value-type="float" office:value="7203.112793" calcext:value-type="float">
            <text:p>7203,11279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253" calcext:value-type="float">
            <text:p>1,253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764.546997" calcext:value-type="float">
            <text:p>764,546997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7140.571777" calcext:value-type="float">
            <text:p>7140,57177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268" calcext:value-type="float">
            <text:p>1,268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942.752014" calcext:value-type="float">
            <text:p>942,752014</text:p>
          </table:table-cell>
          <table:table-cell table:number-columns-repeated="2"/>
          <table:table-cell office:value-type="float" office:value="6986" calcext:value-type="float">
            <text:p>6986</text:p>
          </table:table-cell>
          <table:table-cell office:value-type="float" office:value="6943.016113" calcext:value-type="float">
            <text:p>6943,01611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23.994019" calcext:value-type="float">
            <text:p>723,994019</text:p>
          </table:table-cell>
          <table:table-cell table:number-columns-repeated="2"/>
          <table:table-cell office:value-type="float" office:value="6799" calcext:value-type="float">
            <text:p>6799</text:p>
          </table:table-cell>
          <table:table-cell office:value-type="float" office:value="6758.698242" calcext:value-type="float">
            <text:p>6758,6982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771.809021" calcext:value-type="float">
            <text:p>771,809021</text:p>
          </table:table-cell>
          <table:table-cell table:number-columns-repeated="2"/>
          <table:table-cell office:value-type="float" office:value="8623" calcext:value-type="float">
            <text:p>8623</text:p>
          </table:table-cell>
          <table:table-cell office:value-type="float" office:value="8579.767578" calcext:value-type="float">
            <text:p>8579,76757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46.161987" calcext:value-type="float">
            <text:p>846,161987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8643.425781" calcext:value-type="float">
            <text:p>8643,42578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51.52301" calcext:value-type="float">
            <text:p>851,52301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8644.255859" calcext:value-type="float">
            <text:p>8644,25585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.117" calcext:value-type="float">
            <text:p>2,117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50.396973" calcext:value-type="float">
            <text:p>850,396973</text:p>
          </table:table-cell>
          <table:table-cell table:number-columns-repeated="2"/>
          <table:table-cell office:value-type="float" office:value="8129" calcext:value-type="float">
            <text:p>8129</text:p>
          </table:table-cell>
          <table:table-cell office:value-type="float" office:value="8062.205078" calcext:value-type="float">
            <text:p>8062,2050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832.919983" calcext:value-type="float">
            <text:p>832,919983</text:p>
          </table:table-cell>
          <table:table-cell table:number-columns-repeated="2"/>
          <table:table-cell office:value-type="float" office:value="7176" calcext:value-type="float">
            <text:p>7176</text:p>
          </table:table-cell>
          <table:table-cell office:value-type="float" office:value="7111.888184" calcext:value-type="float">
            <text:p>7111,88818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855.659973" calcext:value-type="float">
            <text:p>855,659973</text:p>
          </table:table-cell>
          <table:table-cell table:number-columns-repeated="2"/>
          <table:table-cell office:value-type="float" office:value="6906" calcext:value-type="float">
            <text:p>6906</text:p>
          </table:table-cell>
          <table:table-cell office:value-type="float" office:value="6618.15918" calcext:value-type="float">
            <text:p>6618,1591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751.978027" calcext:value-type="float">
            <text:p>751,978027</text:p>
          </table:table-cell>
          <table:table-cell table:number-columns-repeated="2"/>
          <table:table-cell office:value-type="float" office:value="6689" calcext:value-type="float">
            <text:p>6689</text:p>
          </table:table-cell>
          <table:table-cell office:value-type="float" office:value="6632.686035" calcext:value-type="float">
            <text:p>6632,68603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1349" calcext:value-type="float">
            <text:p>1349</text:p>
          </table:table-cell>
          <table:table-cell office:value-type="float" office:value="836.038025" calcext:value-type="float">
            <text:p>836,038025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41.670898" calcext:value-type="float">
            <text:p>6641,67089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818.11499" calcext:value-type="float">
            <text:p>818,11499</text:p>
          </table:table-cell>
          <table:table-cell table:number-columns-repeated="2"/>
          <table:table-cell office:value-type="float" office:value="6511" calcext:value-type="float">
            <text:p>6511</text:p>
          </table:table-cell>
          <table:table-cell office:value-type="float" office:value="6458.625977" calcext:value-type="float">
            <text:p>6458,625977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868.864014" calcext:value-type="float">
            <text:p>868,864014</text:p>
          </table:table-cell>
          <table:table-cell table:number-columns-repeated="2"/>
          <table:table-cell office:value-type="float" office:value="6820" calcext:value-type="float">
            <text:p>6820</text:p>
          </table:table-cell>
          <table:table-cell office:value-type="float" office:value="6746.726074" calcext:value-type="float">
            <text:p>6746,72607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890.104004" calcext:value-type="float">
            <text:p>890,104004</text:p>
          </table:table-cell>
          <table:table-cell table:number-columns-repeated="2"/>
          <table:table-cell office:value-type="float" office:value="7063" calcext:value-type="float">
            <text:p>7063</text:p>
          </table:table-cell>
          <table:table-cell office:value-type="float" office:value="6785.098145" calcext:value-type="float">
            <text:p>6785,09814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155" calcext:value-type="float">
            <text:p>1,155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810.633972" calcext:value-type="float">
            <text:p>810,633972</text:p>
          </table:table-cell>
          <table:table-cell table:number-columns-repeated="2"/>
          <table:table-cell office:value-type="float" office:value="6690" calcext:value-type="float">
            <text:p>6690</text:p>
          </table:table-cell>
          <table:table-cell office:value-type="float" office:value="6646.008789" calcext:value-type="float">
            <text:p>6646,00878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854.922974" calcext:value-type="float">
            <text:p>854,922974</text:p>
          </table:table-cell>
          <table:table-cell table:number-columns-repeated="2"/>
          <table:table-cell office:value-type="float" office:value="6622" calcext:value-type="float">
            <text:p>6622</text:p>
          </table:table-cell>
          <table:table-cell office:value-type="float" office:value="6564.657227" calcext:value-type="float">
            <text:p>6564,65722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43.245972" calcext:value-type="float">
            <text:p>843,245972</text:p>
          </table:table-cell>
          <table:table-cell table:number-columns-repeated="2"/>
          <table:table-cell office:value-type="float" office:value="6928" calcext:value-type="float">
            <text:p>6928</text:p>
          </table:table-cell>
          <table:table-cell office:value-type="float" office:value="6619.237793" calcext:value-type="float">
            <text:p>6619,23779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955.268982" calcext:value-type="float">
            <text:p>955,268982</text:p>
          </table:table-cell>
          <table:table-cell table:number-columns-repeated="2"/>
          <table:table-cell office:value-type="float" office:value="6666" calcext:value-type="float">
            <text:p>6666</text:p>
          </table:table-cell>
          <table:table-cell office:value-type="float" office:value="6620.181152" calcext:value-type="float">
            <text:p>6620,18115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3443" calcext:value-type="float">
            <text:p>3443</text:p>
          </table:table-cell>
          <table:table-cell office:value-type="float" office:value="910.366028" calcext:value-type="float">
            <text:p>910,366028</text:p>
          </table:table-cell>
          <table:table-cell table:number-columns-repeated="2"/>
          <table:table-cell office:value-type="float" office:value="6837" calcext:value-type="float">
            <text:p>6837</text:p>
          </table:table-cell>
          <table:table-cell office:value-type="float" office:value="6746.688965" calcext:value-type="float">
            <text:p>6746,68896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1060.426025" calcext:value-type="float">
            <text:p>1060,426025</text:p>
          </table:table-cell>
          <table:table-cell table:number-columns-repeated="2"/>
          <table:table-cell office:value-type="float" office:value="7682" calcext:value-type="float">
            <text:p>7682</text:p>
          </table:table-cell>
          <table:table-cell office:value-type="float" office:value="6685.10498" calcext:value-type="float">
            <text:p>6685,1049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36" calcext:value-type="float">
            <text:p>1,236</text:p>
          </table:table-cell>
          <table:table-cell/>
          <table:table-cell office:value-type="float" office:value="2381" calcext:value-type="float">
            <text:p>2381</text:p>
          </table:table-cell>
          <table:table-cell office:value-type="float" office:value="1037.967041" calcext:value-type="float">
            <text:p>1037,967041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6796.37207" calcext:value-type="float">
            <text:p>6796,3720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1069.80896" calcext:value-type="float">
            <text:p>1069,80896</text:p>
          </table:table-cell>
          <table:table-cell table:number-columns-repeated="2"/>
          <table:table-cell office:value-type="float" office:value="6619" calcext:value-type="float">
            <text:p>6619</text:p>
          </table:table-cell>
          <table:table-cell office:value-type="float" office:value="6555.763184" calcext:value-type="float">
            <text:p>6555,76318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1059.587036" calcext:value-type="float">
            <text:p>1059,587036</text:p>
          </table:table-cell>
          <table:table-cell table:number-columns-repeated="2"/>
          <table:table-cell office:value-type="float" office:value="6878" calcext:value-type="float">
            <text:p>6878</text:p>
          </table:table-cell>
          <table:table-cell office:value-type="float" office:value="6836.524902" calcext:value-type="float">
            <text:p>6836,52490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201" calcext:value-type="float">
            <text:p>1,201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1103.275024" calcext:value-type="float">
            <text:p>1103,275024</text:p>
          </table:table-cell>
          <table:table-cell table:number-columns-repeated="2"/>
          <table:table-cell office:value-type="float" office:value="7440" calcext:value-type="float">
            <text:p>7440</text:p>
          </table:table-cell>
          <table:table-cell office:value-type="float" office:value="7361.766113" calcext:value-type="float">
            <text:p>7361,76611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137" calcext:value-type="float">
            <text:p>1,137</text:p>
          </table:table-cell>
          <table:table-cell/>
          <table:table-cell office:value-type="float" office:value="2365" calcext:value-type="float">
            <text:p>2365</text:p>
          </table:table-cell>
          <table:table-cell office:value-type="float" office:value="999.684021" calcext:value-type="float">
            <text:p>999,684021</text:p>
          </table:table-cell>
          <table:table-cell table:number-columns-repeated="2"/>
          <table:table-cell office:value-type="float" office:value="6671" calcext:value-type="float">
            <text:p>6671</text:p>
          </table:table-cell>
          <table:table-cell office:value-type="float" office:value="6622.848145" calcext:value-type="float">
            <text:p>6622,84814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15" calcext:value-type="float">
            <text:p>1,215</text:p>
          </table:table-cell>
          <table:table-cell/>
          <table:table-cell office:value-type="float" office:value="2223" calcext:value-type="float">
            <text:p>2223</text:p>
          </table:table-cell>
          <table:table-cell office:value-type="float" office:value="1039.031006" calcext:value-type="float">
            <text:p>1039,031006</text:p>
          </table:table-cell>
          <table:table-cell table:number-columns-repeated="2"/>
          <table:table-cell office:value-type="float" office:value="6668" calcext:value-type="float">
            <text:p>6668</text:p>
          </table:table-cell>
          <table:table-cell office:value-type="float" office:value="6511.39502" calcext:value-type="float">
            <text:p>6511,3950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6851" calcext:value-type="float">
            <text:p>6851</text:p>
          </table:table-cell>
          <table:table-cell office:value-type="float" office:value="1000.504028" calcext:value-type="float">
            <text:p>1000,504028</text:p>
          </table:table-cell>
          <table:table-cell table:number-columns-repeated="2"/>
          <table:table-cell office:value-type="float" office:value="6725" calcext:value-type="float">
            <text:p>6725</text:p>
          </table:table-cell>
          <table:table-cell office:value-type="float" office:value="6676.543945" calcext:value-type="float">
            <text:p>6676,5439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169" calcext:value-type="float">
            <text:p>1,169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850.870972" calcext:value-type="float">
            <text:p>850,870972</text:p>
          </table:table-cell>
          <table:table-cell table:number-columns-repeated="2"/>
          <table:table-cell office:value-type="float" office:value="6613" calcext:value-type="float">
            <text:p>6613</text:p>
          </table:table-cell>
          <table:table-cell office:value-type="float" office:value="6558.812012" calcext:value-type="float">
            <text:p>6558,81201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984.606018" calcext:value-type="float">
            <text:p>984,606018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6607.916016" calcext:value-type="float">
            <text:p>6607,9160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128" calcext:value-type="float">
            <text:p>1,128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841.614014" calcext:value-type="float">
            <text:p>841,614014</text:p>
          </table:table-cell>
          <table:table-cell table:number-columns-repeated="2"/>
          <table:table-cell office:value-type="float" office:value="6795" calcext:value-type="float">
            <text:p>6795</text:p>
          </table:table-cell>
          <table:table-cell office:value-type="float" office:value="6755.10498" calcext:value-type="float">
            <text:p>6755,104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166" calcext:value-type="float">
            <text:p>1,166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872.617981" calcext:value-type="float">
            <text:p>872,617981</text:p>
          </table:table-cell>
          <table:table-cell table:number-columns-repeated="2"/>
          <table:table-cell office:value-type="float" office:value="6694" calcext:value-type="float">
            <text:p>6694</text:p>
          </table:table-cell>
          <table:table-cell office:value-type="float" office:value="6654.063965" calcext:value-type="float">
            <text:p>6654,06396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2287" calcext:value-type="float">
            <text:p>2287</text:p>
          </table:table-cell>
          <table:table-cell office:value-type="float" office:value="878.296021" calcext:value-type="float">
            <text:p>878,296021</text:p>
          </table:table-cell>
          <table:table-cell table:number-columns-repeated="2"/>
          <table:table-cell office:value-type="float" office:value="6765" calcext:value-type="float">
            <text:p>6765</text:p>
          </table:table-cell>
          <table:table-cell office:value-type="float" office:value="6665.199219" calcext:value-type="float">
            <text:p>6665,1992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.558" calcext:value-type="float">
            <text:p>1,558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896.406982" calcext:value-type="float">
            <text:p>896,406982</text:p>
          </table:table-cell>
          <table:table-cell table:number-columns-repeated="2"/>
          <table:table-cell office:value-type="float" office:value="6787" calcext:value-type="float">
            <text:p>6787</text:p>
          </table:table-cell>
          <table:table-cell office:value-type="float" office:value="6697.02002" calcext:value-type="float">
            <text:p>6697,0200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.621" calcext:value-type="float">
            <text:p>1,621</text:p>
          </table:table-cell>
          <table:table-cell/>
          <table:table-cell office:value-type="float" office:value="3434" calcext:value-type="float">
            <text:p>3434</text:p>
          </table:table-cell>
          <table:table-cell office:value-type="float" office:value="1074.906982" calcext:value-type="float">
            <text:p>1074,906982</text:p>
          </table:table-cell>
          <table:table-cell table:number-columns-repeated="2"/>
          <table:table-cell office:value-type="float" office:value="6648" calcext:value-type="float">
            <text:p>6648</text:p>
          </table:table-cell>
          <table:table-cell office:value-type="float" office:value="6581.40918" calcext:value-type="float">
            <text:p>6581,40918</text:p>
          </table:table-cell>
          <table:table-cell table:number-columns-repeated="4"/>
        </table:table-row>
      </table:table>
      <table:table table:name="GO-512MB" table:style-name="ta1">
        <table:table-column table:style-name="co1" table:number-columns-repeated="17" table:default-cell-style-name="Default"/>
        <table:table-row table:style-name="ro1">
          <table:table-cell table:formula="of:=MIN(['GO-512MB'.B5:.B55])" office:value-type="float" office:value="0.014" calcext:value-type="float">
            <text:p>0,014</text:p>
          </table:table-cell>
          <table:table-cell table:formula="of:=MAX(['GO-512MB'.B5:.B55])" office:value-type="float" office:value="0.027" calcext:value-type="float">
            <text:p>0,027</text:p>
          </table:table-cell>
          <table:table-cell/>
          <table:table-cell table:formula="of:=MIN(['GO-512MB'.E5:.E50])" office:value-type="float" office:value="1.189" calcext:value-type="float">
            <text:p>1,189</text:p>
          </table:table-cell>
          <table:table-cell table:formula="of:=MAX(['GO-512MB'.E4:.E49])" office:value-type="float" office:value="4.327" calcext:value-type="float">
            <text:p>4,327</text:p>
          </table:table-cell>
          <table:table-cell/>
          <table:table-cell table:formula="of:=MIN(['GO-512MB'.H5:.H55])" office:value-type="float" office:value="300.645996" calcext:value-type="float">
            <text:p>300,645996</text:p>
          </table:table-cell>
          <table:table-cell table:formula="of:=MAX(['GO-512MB'.H5:.H55])" office:value-type="float" office:value="448.556" calcext:value-type="float">
            <text:p>448,556</text:p>
          </table:table-cell>
          <table:table-cell/>
          <table:table-cell table:formula="of:=MIN(['GO-512MB'.K5:.K55])" office:value-type="float" office:value="1489.246948" calcext:value-type="float">
            <text:p>1489,246948</text:p>
          </table:table-cell>
          <table:table-cell table:formula="of:=MAX(['GO-512MB'.K5:.K55])" office:value-type="float" office:value="3389.253906" calcext:value-type="float">
            <text:p>3389,253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464" calcext:value-type="float">
            <text:p>5464</text:p>
          </table:table-cell>
          <table:table-cell office:value-type="float" office:value="1.777" calcext:value-type="float">
            <text:p>1,777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float" office:value="363.140015" calcext:value-type="float">
            <text:p>363,140015</text:p>
          </table:table-cell>
          <table:table-cell/>
          <table:table-cell office:value-type="float" office:value="4221" calcext:value-type="float">
            <text:p>4221</text:p>
          </table:table-cell>
          <table:table-cell office:value-type="float" office:value="3017.379883" calcext:value-type="float">
            <text:p>3017,379883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.816" calcext:value-type="float">
            <text:p>1,81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49.828003" calcext:value-type="float">
            <text:p>349,828003</text:p>
          </table:table-cell>
          <table:table-cell/>
          <table:table-cell office:value-type="float" office:value="2967" calcext:value-type="float">
            <text:p>2967</text:p>
          </table:table-cell>
          <table:table-cell office:value-type="float" office:value="2888.239014" calcext:value-type="float">
            <text:p>2888,23901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512MB'.B5:.B55])" office:value-type="float" office:value="0.0200408163265306" calcext:value-type="float">
            <text:p>0,0200408163</text:p>
          </table:table-cell>
          <table:table-cell table:formula="of:=STDEV(['GO-512MB'.B5:.B55])" office:value-type="float" office:value="0.00230903283932066" calcext:value-type="float">
            <text:p>0,002309032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.055" calcext:value-type="float">
            <text:p>2,05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13.117004" calcext:value-type="float">
            <text:p>413,117004</text:p>
          </table:table-cell>
          <table:table-cell/>
          <table:table-cell office:value-type="float" office:value="2958" calcext:value-type="float">
            <text:p>2958</text:p>
          </table:table-cell>
          <table:table-cell office:value-type="float" office:value="2887.123047" calcext:value-type="float">
            <text:p>2887,12304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512MB'.E5:.E48])" office:value-type="float" office:value="1.9713488372093" calcext:value-type="float">
            <text:p>1,9713488372</text:p>
          </table:table-cell>
          <table:table-cell table:formula="of:=STDEV(['GO-512MB'.E5:.E48])" office:value-type="float" office:value="0.863617802473187" calcext:value-type="float">
            <text:p>0,863617802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2.81" calcext:value-type="float">
            <text:p>2,81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379.819" calcext:value-type="float">
            <text:p>379,819</text:p>
          </table:table-cell>
          <table:table-cell/>
          <table:table-cell office:value-type="float" office:value="3375" calcext:value-type="float">
            <text:p>3375</text:p>
          </table:table-cell>
          <table:table-cell office:value-type="float" office:value="2911.810059" calcext:value-type="float">
            <text:p>2911,810059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512MB'.H5:.H55])" office:value-type="float" office:value="368.896766294118" calcext:value-type="float">
            <text:p>368,8967662941</text:p>
          </table:table-cell>
          <table:table-cell table:formula="of:=STDEV(['GO-512MB'.H5:.H55])" office:value-type="float" office:value="30.8621148039694" calcext:value-type="float">
            <text:p>30,862114804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91.928009" calcext:value-type="float">
            <text:p>391,928009</text:p>
          </table:table-cell>
          <table:table-cell/>
          <table:table-cell office:value-type="float" office:value="4028" calcext:value-type="float">
            <text:p>4028</text:p>
          </table:table-cell>
          <table:table-cell office:value-type="float" office:value="2906.445068" calcext:value-type="float">
            <text:p>2906,445068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512MB'.K5:.K55])" office:value-type="float" office:value="3021.02390828571" calcext:value-type="float">
            <text:p>3021,0239082857</text:p>
          </table:table-cell>
          <table:table-cell table:formula="of:=STDEV(['GO-512MB'.K5:.K55])" office:value-type="float" office:value="288.290493213765" calcext:value-type="float">
            <text:p>288,290493213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38.479004" calcext:value-type="float">
            <text:p>338,479004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3058.687988" calcext:value-type="float">
            <text:p>3058,687988</text:p>
          </table:table-cell>
          <table:table-cell table:number-columns-repeated="6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671" calcext:value-type="float">
            <text:p>1,671</text:p>
          </table:table-cell>
          <table:table-cell/>
          <table:table-cell office:value-type="float" office:value="3962" calcext:value-type="float">
            <text:p>3962</text:p>
          </table:table-cell>
          <table:table-cell office:value-type="float" office:value="394.20401" calcext:value-type="float">
            <text:p>394,20401</text:p>
          </table:table-cell>
          <table:table-cell/>
          <table:table-cell office:value-type="float" office:value="4094" calcext:value-type="float">
            <text:p>4094</text:p>
          </table:table-cell>
          <table:table-cell office:value-type="float" office:value="2896.184082" calcext:value-type="float">
            <text:p>2896,184082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896" calcext:value-type="float">
            <text:p>1,896</text:p>
          </table:table-cell>
          <table:table-cell/>
          <table:table-cell office:value-type="float" office:value="2037" calcext:value-type="float">
            <text:p>2037</text:p>
          </table:table-cell>
          <table:table-cell office:value-type="float" office:value="380.919006" calcext:value-type="float">
            <text:p>380,919006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float" office:value="2922.253906" calcext:value-type="float">
            <text:p>2922,253906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float" office:value="1.9713" calcext:value-type="float">
            <text:p>1,9713</text:p>
          </table:table-cell>
          <table:table-cell office:value-type="float" office:value="368.8967" calcext:value-type="float">
            <text:p>368,8967</text:p>
          </table:table-cell>
          <table:table-cell office:value-type="float" office:value="3021.024" calcext:value-type="float">
            <text:p>3021,0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.545" calcext:value-type="float">
            <text:p>1,545</text:p>
          </table:table-cell>
          <table:table-cell/>
          <table:table-cell office:value-type="float" office:value="3042" calcext:value-type="float">
            <text:p>3042</text:p>
          </table:table-cell>
          <table:table-cell office:value-type="float" office:value="345.156006" calcext:value-type="float">
            <text:p>345,156006</text:p>
          </table:table-cell>
          <table:table-cell/>
          <table:table-cell office:value-type="float" office:value="4907" calcext:value-type="float">
            <text:p>4907</text:p>
          </table:table-cell>
          <table:table-cell office:value-type="float" office:value="2906.725098" calcext:value-type="float">
            <text:p>2906,72509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.675" calcext:value-type="float">
            <text:p>1,675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401.800995" calcext:value-type="float">
            <text:p>401,800995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float" office:value="2909.928955" calcext:value-type="float">
            <text:p>2909,928955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.687" calcext:value-type="float">
            <text:p>1,687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00.645996" calcext:value-type="float">
            <text:p>300,64599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16.25" calcext:value-type="float">
            <text:p>2916,2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311.26001" calcext:value-type="float">
            <text:p>311,26001</text:p>
          </table:table-cell>
          <table:table-cell/>
          <table:table-cell office:value-type="float" office:value="3532" calcext:value-type="float">
            <text:p>3532</text:p>
          </table:table-cell>
          <table:table-cell office:value-type="float" office:value="2890.461914" calcext:value-type="float">
            <text:p>2890,461914</text:p>
          </table:table-cell>
          <table:table-cell table:number-columns-repeated="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1.444" calcext:value-type="float">
            <text:p>1,444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381.936005" calcext:value-type="float">
            <text:p>381,936005</text:p>
          </table:table-cell>
          <table:table-cell/>
          <table:table-cell office:value-type="float" office:value="3041" calcext:value-type="float">
            <text:p>3041</text:p>
          </table:table-cell>
          <table:table-cell office:value-type="float" office:value="2963.080078" calcext:value-type="float">
            <text:p>2963,080078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1.665" calcext:value-type="float">
            <text:p>1,665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371.378998" calcext:value-type="float">
            <text:p>371,378998</text:p>
          </table:table-cell>
          <table:table-cell/>
          <table:table-cell office:value-type="float" office:value="3041" calcext:value-type="float">
            <text:p>3041</text:p>
          </table:table-cell>
          <table:table-cell office:value-type="float" office:value="2924.448975" calcext:value-type="float">
            <text:p>2924,44897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.759" calcext:value-type="float">
            <text:p>2,759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401.29599" calcext:value-type="float">
            <text:p>401,29599</text:p>
          </table:table-cell>
          <table:table-cell/>
          <table:table-cell office:value-type="float" office:value="3010" calcext:value-type="float">
            <text:p>3010</text:p>
          </table:table-cell>
          <table:table-cell office:value-type="float" office:value="2906.312012" calcext:value-type="float">
            <text:p>2906,31201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3.637" calcext:value-type="float">
            <text:p>3,637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86.059998" calcext:value-type="float">
            <text:p>386,059998</text:p>
          </table:table-cell>
          <table:table-cell/>
          <table:table-cell office:value-type="float" office:value="3208" calcext:value-type="float">
            <text:p>3208</text:p>
          </table:table-cell>
          <table:table-cell office:value-type="float" office:value="3087.74292" calcext:value-type="float">
            <text:p>3087,74292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4.093" calcext:value-type="float">
            <text:p>4,093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349.496002" calcext:value-type="float">
            <text:p>349,496002</text:p>
          </table:table-cell>
          <table:table-cell/>
          <table:table-cell office:value-type="float" office:value="3614" calcext:value-type="float">
            <text:p>3614</text:p>
          </table:table-cell>
          <table:table-cell office:value-type="float" office:value="3081.549072" calcext:value-type="float">
            <text:p>3081,54907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.248" calcext:value-type="float">
            <text:p>3,248</text:p>
          </table:table-cell>
          <table:table-cell/>
          <table:table-cell office:value-type="float" office:value="2164" calcext:value-type="float">
            <text:p>2164</text:p>
          </table:table-cell>
          <table:table-cell office:value-type="float" office:value="372.904999" calcext:value-type="float">
            <text:p>372,904999</text:p>
          </table:table-cell>
          <table:table-cell/>
          <table:table-cell office:value-type="float" office:value="2934" calcext:value-type="float">
            <text:p>2934</text:p>
          </table:table-cell>
          <table:table-cell office:value-type="float" office:value="2849.839111" calcext:value-type="float">
            <text:p>2849,839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.905" calcext:value-type="float">
            <text:p>1,905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04.632996" calcext:value-type="float">
            <text:p>404,632996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float" office:value="2897.451904" calcext:value-type="float">
            <text:p>2897,451904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372.415985" calcext:value-type="float">
            <text:p>372,415985</text:p>
          </table:table-cell>
          <table:table-cell/>
          <table:table-cell office:value-type="float" office:value="3087" calcext:value-type="float">
            <text:p>3087</text:p>
          </table:table-cell>
          <table:table-cell office:value-type="float" office:value="2977.87207" calcext:value-type="float">
            <text:p>2977,87207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.886" calcext:value-type="float">
            <text:p>1,88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324.653015" calcext:value-type="float">
            <text:p>324,653015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3063.810059" calcext:value-type="float">
            <text:p>3063,81005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343.164001" calcext:value-type="float">
            <text:p>343,164001</text:p>
          </table:table-cell>
          <table:table-cell/>
          <table:table-cell office:value-type="float" office:value="3092" calcext:value-type="float">
            <text:p>3092</text:p>
          </table:table-cell>
          <table:table-cell office:value-type="float" office:value="2933.009033" calcext:value-type="float">
            <text:p>2933,009033</text:p>
          </table:table-cell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2067" calcext:value-type="float">
            <text:p>2067</text:p>
          </table:table-cell>
          <table:table-cell office:value-type="float" office:value="2.223" calcext:value-type="float">
            <text:p>2,223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337.809998" calcext:value-type="float">
            <text:p>337,809998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2941.028076" calcext:value-type="float">
            <text:p>2941,02807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.303" calcext:value-type="float">
            <text:p>1,30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50.790009" calcext:value-type="float">
            <text:p>350,790009</text:p>
          </table:table-cell>
          <table:table-cell/>
          <table:table-cell office:value-type="float" office:value="3203" calcext:value-type="float">
            <text:p>3203</text:p>
          </table:table-cell>
          <table:table-cell office:value-type="float" office:value="1489.246948" calcext:value-type="float">
            <text:p>1489,24694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.644" calcext:value-type="float">
            <text:p>1,64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334.660004" calcext:value-type="float">
            <text:p>334,660004</text:p>
          </table:table-cell>
          <table:table-cell/>
          <table:table-cell office:value-type="float" office:value="3480" calcext:value-type="float">
            <text:p>3480</text:p>
          </table:table-cell>
          <table:table-cell office:value-type="float" office:value="3389.253906" calcext:value-type="float">
            <text:p>3389,25390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2646" calcext:value-type="float">
            <text:p>2646</text:p>
          </table:table-cell>
          <table:table-cell office:value-type="float" office:value="2.451" calcext:value-type="float">
            <text:p>2,45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96.183014" calcext:value-type="float">
            <text:p>396,18301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08.926025" calcext:value-type="float">
            <text:p>2908,92602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.348" calcext:value-type="float">
            <text:p>1,348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407.184998" calcext:value-type="float">
            <text:p>407,184998</text:p>
          </table:table-cell>
          <table:table-cell/>
          <table:table-cell office:value-type="float" office:value="3659" calcext:value-type="float">
            <text:p>3659</text:p>
          </table:table-cell>
          <table:table-cell office:value-type="float" office:value="3347.629883" calcext:value-type="float">
            <text:p>3347,629883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41.184998" calcext:value-type="float">
            <text:p>341,184998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float" office:value="2874.438965" calcext:value-type="float">
            <text:p>2874,43896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358.588013" calcext:value-type="float">
            <text:p>358,588013</text:p>
          </table:table-cell>
          <table:table-cell/>
          <table:table-cell office:value-type="float" office:value="3047" calcext:value-type="float">
            <text:p>3047</text:p>
          </table:table-cell>
          <table:table-cell office:value-type="float" office:value="2879.427979" calcext:value-type="float">
            <text:p>2879,427979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.327" calcext:value-type="float">
            <text:p>4,32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338.589996" calcext:value-type="float">
            <text:p>338,589996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float" office:value="2851.914062" calcext:value-type="float">
            <text:p>2851,91406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.702" calcext:value-type="float">
            <text:p>1,702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339.992004" calcext:value-type="float">
            <text:p>339,992004</text:p>
          </table:table-cell>
          <table:table-cell/>
          <table:table-cell office:value-type="float" office:value="3083" calcext:value-type="float">
            <text:p>3083</text:p>
          </table:table-cell>
          <table:table-cell office:value-type="float" office:value="2874.300049" calcext:value-type="float">
            <text:p>2874,300049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49.825989" calcext:value-type="float">
            <text:p>349,825989</text:p>
          </table:table-cell>
          <table:table-cell/>
          <table:table-cell office:value-type="float" office:value="3756" calcext:value-type="float">
            <text:p>3756</text:p>
          </table:table-cell>
          <table:table-cell office:value-type="float" office:value="3325.229004" calcext:value-type="float">
            <text:p>3325,229004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398.919006" calcext:value-type="float">
            <text:p>398,919006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3352.702881" calcext:value-type="float">
            <text:p>3352,7028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364.279999" calcext:value-type="float">
            <text:p>364,279999</text:p>
          </table:table-cell>
          <table:table-cell/>
          <table:table-cell office:value-type="float" office:value="3023" calcext:value-type="float">
            <text:p>3023</text:p>
          </table:table-cell>
          <table:table-cell office:value-type="float" office:value="2923.289062" calcext:value-type="float">
            <text:p>2923,289062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448.556" calcext:value-type="float">
            <text:p>448,556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float" office:value="2996.153076" calcext:value-type="float">
            <text:p>2996,15307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337.39801" calcext:value-type="float">
            <text:p>337,39801</text:p>
          </table:table-cell>
          <table:table-cell/>
          <table:table-cell office:value-type="float" office:value="3455" calcext:value-type="float">
            <text:p>3455</text:p>
          </table:table-cell>
          <table:table-cell office:value-type="float" office:value="3280.183105" calcext:value-type="float">
            <text:p>3280,18310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3.51" calcext:value-type="float">
            <text:p>3,5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339.429993" calcext:value-type="float">
            <text:p>339,429993</text:p>
          </table:table-cell>
          <table:table-cell/>
          <table:table-cell office:value-type="float" office:value="4537" calcext:value-type="float">
            <text:p>4537</text:p>
          </table:table-cell>
          <table:table-cell office:value-type="float" office:value="3262.615967" calcext:value-type="float">
            <text:p>3262,61596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.521" calcext:value-type="float">
            <text:p>1,52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46.984009" calcext:value-type="float">
            <text:p>346,984009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float" office:value="3268.940918" calcext:value-type="float">
            <text:p>3268,94091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.192" calcext:value-type="float">
            <text:p>3,19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341.158997" calcext:value-type="float">
            <text:p>341,158997</text:p>
          </table:table-cell>
          <table:table-cell/>
          <table:table-cell office:value-type="float" office:value="3506" calcext:value-type="float">
            <text:p>3506</text:p>
          </table:table-cell>
          <table:table-cell office:value-type="float" office:value="3306.928955" calcext:value-type="float">
            <text:p>3306,92895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2.024" calcext:value-type="float">
            <text:p>2,024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float" office:value="340.798004" calcext:value-type="float">
            <text:p>340,798004</text:p>
          </table:table-cell>
          <table:table-cell/>
          <table:table-cell office:value-type="float" office:value="3832" calcext:value-type="float">
            <text:p>3832</text:p>
          </table:table-cell>
          <table:table-cell office:value-type="float" office:value="3318.197998" calcext:value-type="float">
            <text:p>3318,19799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.379" calcext:value-type="float">
            <text:p>1,379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float" office:value="370.895996" calcext:value-type="float">
            <text:p>370,895996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3287.88208" calcext:value-type="float">
            <text:p>3287,8820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2635" calcext:value-type="float">
            <text:p>2635</text:p>
          </table:table-cell>
          <table:table-cell office:value-type="float" office:value="396.612" calcext:value-type="float">
            <text:p>396,612</text:p>
          </table:table-cell>
          <table:table-cell/>
          <table:table-cell office:value-type="float" office:value="3537" calcext:value-type="float">
            <text:p>3537</text:p>
          </table:table-cell>
          <table:table-cell office:value-type="float" office:value="3272.532959" calcext:value-type="float">
            <text:p>3272,53295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387.061005" calcext:value-type="float">
            <text:p>387,061005</text:p>
          </table:table-cell>
          <table:table-cell/>
          <table:table-cell office:value-type="float" office:value="3204" calcext:value-type="float">
            <text:p>3204</text:p>
          </table:table-cell>
          <table:table-cell office:value-type="float" office:value="2917.504883" calcext:value-type="float">
            <text:p>2917,50488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office:value-type="float" office:value="385.664001" calcext:value-type="float">
            <text:p>385,664001</text:p>
          </table:table-cell>
          <table:table-cell/>
          <table:table-cell office:value-type="float" office:value="3473" calcext:value-type="float">
            <text:p>3473</text:p>
          </table:table-cell>
          <table:table-cell office:value-type="float" office:value="3345.339111" calcext:value-type="float">
            <text:p>3345,33911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338.97699" calcext:value-type="float">
            <text:p>338,97699</text:p>
          </table:table-cell>
          <table:table-cell/>
          <table:table-cell office:value-type="float" office:value="3507" calcext:value-type="float">
            <text:p>3507</text:p>
          </table:table-cell>
          <table:table-cell office:value-type="float" office:value="3280.341064" calcext:value-type="float">
            <text:p>3280,341064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592" calcext:value-type="float">
            <text:p>592</text:p>
          </table:table-cell>
          <table:table-cell office:value-type="float" office:value="400.772003" calcext:value-type="float">
            <text:p>400,772003</text:p>
          </table:table-cell>
          <table:table-cell/>
          <table:table-cell office:value-type="float" office:value="3385" calcext:value-type="float">
            <text:p>3385</text:p>
          </table:table-cell>
          <table:table-cell office:value-type="float" office:value="3242.268066" calcext:value-type="float">
            <text:p>3242,268066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float" office:value="428.894012" calcext:value-type="float">
            <text:p>428,894012</text:p>
          </table:table-cell>
          <table:table-cell/>
          <table:table-cell office:value-type="float" office:value="3513" calcext:value-type="float">
            <text:p>3513</text:p>
          </table:table-cell>
          <table:table-cell office:value-type="float" office:value="3356.100098" calcext:value-type="float">
            <text:p>3356,10009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390.264008" calcext:value-type="float">
            <text:p>390,26400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023.655029" calcext:value-type="float">
            <text:p>3023,655029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19" calcext:value-type="float">
            <text:p>0,019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office:value-type="float" office:value="377.132996" calcext:value-type="float">
            <text:p>377,132996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2917.537109" calcext:value-type="float">
            <text:p>2917,537109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88" calcext:value-type="float">
            <text:p>588</text:p>
          </table:table-cell>
          <table:table-cell office:value-type="float" office:value="394.510986" calcext:value-type="float">
            <text:p>394,51098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446" calcext:value-type="float">
            <text:p>446</text:p>
          </table:table-cell>
          <table:table-cell office:value-type="float" office:value="392.382996" calcext:value-type="float">
            <text:p>392,382996</text:p>
          </table:table-cell>
          <table:table-cell table:number-columns-repeated="9"/>
        </table:table-row>
      </table:table>
      <table:table table:name="GO-1024MB" table:style-name="ta1">
        <table:table-column table:style-name="co1" table:number-columns-repeated="17" table:default-cell-style-name="Default"/>
        <table:table-row table:style-name="ro1">
          <table:table-cell table:formula="of:=MIN(['GO-1024MB'.B5:.B55])" office:value-type="float" office:value="0.015" calcext:value-type="float">
            <text:p>0,015</text:p>
          </table:table-cell>
          <table:table-cell table:formula="of:=MAX(['GO-1024MB'.B5:.B55])" office:value-type="float" office:value="0.027" calcext:value-type="float">
            <text:p>0,027</text:p>
          </table:table-cell>
          <table:table-cell/>
          <table:table-cell table:formula="of:=MIN(['GO-1024MB'.B5:.B50])" office:value-type="float" office:value="0.015" calcext:value-type="float">
            <text:p>0,015</text:p>
          </table:table-cell>
          <table:table-cell table:formula="of:=MAX(['GO-1024MB'.E4:.E49])" office:value-type="float" office:value="3.805" calcext:value-type="float">
            <text:p>3,805</text:p>
          </table:table-cell>
          <table:table-cell/>
          <table:table-cell table:formula="of:=MIN(['GO-1024MB'.E5:.E55])" office:value-type="float" office:value="1.186" calcext:value-type="float">
            <text:p>1,186</text:p>
          </table:table-cell>
          <table:table-cell table:formula="of:=MAX(['GO-1024MB'.E5:.E55])" office:value-type="float" office:value="3.805" calcext:value-type="float">
            <text:p>3,805</text:p>
          </table:table-cell>
          <table:table-cell/>
          <table:table-cell table:formula="of:=MIN(['GO-1024MB'.K5:.K55])" office:value-type="float" office:value="1477.771973" calcext:value-type="float">
            <text:p>1477,771973</text:p>
          </table:table-cell>
          <table:table-cell table:formula="of:=MAX(['GO-1024MB'.K5:.K55])" office:value-type="float" office:value="2557.566895" calcext:value-type="float">
            <text:p>2557,566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797" calcext:value-type="float">
            <text:p>1,79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94.778" calcext:value-type="float">
            <text:p>194,778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1959.098999" calcext:value-type="float">
            <text:p>1959,098999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85.084" calcext:value-type="float">
            <text:p>185,084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1520.035034" calcext:value-type="float">
            <text:p>1520,03503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1024MB'.B5:.B55])" office:value-type="float" office:value="0.0196470588235294" calcext:value-type="float">
            <text:p>0,0196470588</text:p>
          </table:table-cell>
          <table:table-cell table:formula="of:=STDEV(['GO-1024MB'.B5:.B55])" office:value-type="float" office:value="0.00247243628360178" calcext:value-type="float">
            <text:p>0,002472436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91.488007" calcext:value-type="float">
            <text:p>191,48800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1531.969971" calcext:value-type="float">
            <text:p>1531,96997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1024MB'.E5:.E48])" office:value-type="float" office:value="1.53395454545455" calcext:value-type="float">
            <text:p>1,5339545455</text:p>
          </table:table-cell>
          <table:table-cell table:formula="of:=STDEV(['GO-1024MB'.E5:.E48])" office:value-type="float" office:value="0.464812237888038" calcext:value-type="float">
            <text:p>0,464812237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81" calcext:value-type="float">
            <text:p>1,48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88.380997" calcext:value-type="float">
            <text:p>188,380997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1493.812988" calcext:value-type="float">
            <text:p>1493,81298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1024MB'.H5:.H55])" office:value-type="float" office:value="212.201333431373" calcext:value-type="float">
            <text:p>212,2013334314</text:p>
          </table:table-cell>
          <table:table-cell table:formula="of:=STDEV(['GO-1024MB'.H5:.H55])" office:value-type="float" office:value="34.8537839109406" calcext:value-type="float">
            <text:p>34,853783910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07.871002" calcext:value-type="float">
            <text:p>207,871002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631.650024" calcext:value-type="float">
            <text:p>1631,650024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1024MB'.K5:.K55])" office:value-type="float" office:value="1677.45557113725" calcext:value-type="float">
            <text:p>1677,4555711373</text:p>
          </table:table-cell>
          <table:table-cell table:formula="of:=STDEV(['GO-1024MB'.K5:.K55])" office:value-type="float" office:value="212.609636738633" calcext:value-type="float">
            <text:p>212,609636738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554" calcext:value-type="float">
            <text:p>1,55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0.401993" calcext:value-type="float">
            <text:p>190,401993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float" office:value="1519.847046" calcext:value-type="float">
            <text:p>1519,84704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3.391006" calcext:value-type="float">
            <text:p>183,391006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1522.535034" calcext:value-type="float">
            <text:p>1522,53503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748" calcext:value-type="float">
            <text:p>1,74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88.184006" calcext:value-type="float">
            <text:p>188,184006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1579.259033" calcext:value-type="float">
            <text:p>1579,259033</text:p>
          </table:table-cell>
          <table:table-cell table:number-columns-repeated="2"/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 office:value-type="float" office:value="1677.4555" calcext:value-type="float">
            <text:p>1677,45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89" calcext:value-type="float">
            <text:p>1,489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207.546997" calcext:value-type="float">
            <text:p>207,546997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502.312988" calcext:value-type="float">
            <text:p>1502,31298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199.102997" calcext:value-type="float">
            <text:p>199,102997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520.686035" calcext:value-type="float">
            <text:p>1520,68603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12.177994" calcext:value-type="float">
            <text:p>212,177994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501.884033" calcext:value-type="float">
            <text:p>1501,88403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211.033005" calcext:value-type="float">
            <text:p>211,03300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525.828979" calcext:value-type="float">
            <text:p>1525,82897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11.826996" calcext:value-type="float">
            <text:p>211,826996</text:p>
          </table:table-cell>
          <table:table-cell/>
          <table:table-cell office:value-type="float" office:value="3014" calcext:value-type="float">
            <text:p>3014</text:p>
          </table:table-cell>
          <table:table-cell office:value-type="float" office:value="1641.58606" calcext:value-type="float">
            <text:p>1641,5860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523" calcext:value-type="float">
            <text:p>1,52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95.830994" calcext:value-type="float">
            <text:p>195,830994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748.68103" calcext:value-type="float">
            <text:p>1748,6810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203.938995" calcext:value-type="float">
            <text:p>203,938995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float" office:value="1488.857056" calcext:value-type="float">
            <text:p>1488,85705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87.813995" calcext:value-type="float">
            <text:p>187,813995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1583.293945" calcext:value-type="float">
            <text:p>1583,29394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69" calcext:value-type="float">
            <text:p>1,269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91.945007" calcext:value-type="float">
            <text:p>191,9450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1701.444946" calcext:value-type="float">
            <text:p>1701,44494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66" calcext:value-type="float">
            <text:p>1,26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86.531006" calcext:value-type="float">
            <text:p>186,531006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1531.215942" calcext:value-type="float">
            <text:p>1531,21594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07.255005" calcext:value-type="float">
            <text:p>207,255005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1528.703003" calcext:value-type="float">
            <text:p>1528,70300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672" calcext:value-type="float">
            <text:p>1,672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98.528" calcext:value-type="float">
            <text:p>198,528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1536.682983" calcext:value-type="float">
            <text:p>1536,682983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35" calcext:value-type="float">
            <text:p>1,23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6.595993" calcext:value-type="float">
            <text:p>186,595993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float" office:value="1536.437988" calcext:value-type="float">
            <text:p>1536,43798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8.819" calcext:value-type="float">
            <text:p>188,819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1541.577026" calcext:value-type="float">
            <text:p>1541,57702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03.541" calcext:value-type="float">
            <text:p>203,541</text:p>
          </table:table-cell>
          <table:table-cell/>
          <table:table-cell office:value-type="float" office:value="1826" calcext:value-type="float">
            <text:p>1826</text:p>
          </table:table-cell>
          <table:table-cell office:value-type="float" office:value="1532.534058" calcext:value-type="float">
            <text:p>1532,53405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30.910004" calcext:value-type="float">
            <text:p>430,910004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1552.282959" calcext:value-type="float">
            <text:p>1552,28295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827" calcext:value-type="float">
            <text:p>1,82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28.815994" calcext:value-type="float">
            <text:p>228,81599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506.911011" calcext:value-type="float">
            <text:p>1506,911011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26" calcext:value-type="float">
            <text:p>1,326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1.393005" calcext:value-type="float">
            <text:p>221,393005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546.234009" calcext:value-type="float">
            <text:p>1546,23400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1.697006" calcext:value-type="float">
            <text:p>221,697006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549.847046" calcext:value-type="float">
            <text:p>1549,84704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216.977005" calcext:value-type="float">
            <text:p>216,977005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1573.959961" calcext:value-type="float">
            <text:p>1573,9599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805" calcext:value-type="float">
            <text:p>3,80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19.505005" calcext:value-type="float">
            <text:p>219,505005</text:p>
          </table:table-cell>
          <table:table-cell/>
          <table:table-cell office:value-type="float" office:value="3095" calcext:value-type="float">
            <text:p>3095</text:p>
          </table:table-cell>
          <table:table-cell office:value-type="float" office:value="1539.23999" calcext:value-type="float">
            <text:p>1539,2399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466" calcext:value-type="float">
            <text:p>1,46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28.082001" calcext:value-type="float">
            <text:p>228,082001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1549.76001" calcext:value-type="float">
            <text:p>1549,7600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7.576004" calcext:value-type="float">
            <text:p>207,576004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2033.199951" calcext:value-type="float">
            <text:p>2033,19995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200.113998" calcext:value-type="float">
            <text:p>200,113998</text:p>
          </table:table-cell>
          <table:table-cell/>
          <table:table-cell office:value-type="float" office:value="3778" calcext:value-type="float">
            <text:p>3778</text:p>
          </table:table-cell>
          <table:table-cell office:value-type="float" office:value="1577.060059" calcext:value-type="float">
            <text:p>1577,06005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98.136993" calcext:value-type="float">
            <text:p>198,136993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893.332031" calcext:value-type="float">
            <text:p>1893,33203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25.048004" calcext:value-type="float">
            <text:p>225,048004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880.822021" calcext:value-type="float">
            <text:p>1880,82202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20.817001" calcext:value-type="float">
            <text:p>220,817001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1899.359985" calcext:value-type="float">
            <text:p>1899,35998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.994" calcext:value-type="float">
            <text:p>1,99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32.011993" calcext:value-type="float">
            <text:p>232,011993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1864.397949" calcext:value-type="float">
            <text:p>1864,39794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338" calcext:value-type="float">
            <text:p>1,33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35.052994" calcext:value-type="float">
            <text:p>235,052994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1883.353027" calcext:value-type="float">
            <text:p>1883,35302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00.113007" calcext:value-type="float">
            <text:p>200,113007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1910.697021" calcext:value-type="float">
            <text:p>1910,69702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33.869003" calcext:value-type="float">
            <text:p>233,869003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1893.31604" calcext:value-type="float">
            <text:p>1893,3160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.363" calcext:value-type="float">
            <text:p>1,363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201.022003" calcext:value-type="float">
            <text:p>201,022003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1644.307007" calcext:value-type="float">
            <text:p>1644,30700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30.979996" calcext:value-type="float">
            <text:p>230,979996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884.639038" calcext:value-type="float">
            <text:p>1884,63903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536" calcext:value-type="float">
            <text:p>1,53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24.667999" calcext:value-type="float">
            <text:p>224,667999</text:p>
          </table:table-cell>
          <table:table-cell/>
          <table:table-cell office:value-type="float" office:value="1917" calcext:value-type="float">
            <text:p>1917</text:p>
          </table:table-cell>
          <table:table-cell office:value-type="float" office:value="1865.088013" calcext:value-type="float">
            <text:p>1865,08801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369" calcext:value-type="float">
            <text:p>1,36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6.830002" calcext:value-type="float">
            <text:p>196,830002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1911.682007" calcext:value-type="float">
            <text:p>1911,68200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.095" calcext:value-type="float">
            <text:p>3,09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15.235992" calcext:value-type="float">
            <text:p>215,235992</text:p>
          </table:table-cell>
          <table:table-cell/>
          <table:table-cell office:value-type="float" office:value="3175" calcext:value-type="float">
            <text:p>3175</text:p>
          </table:table-cell>
          <table:table-cell office:value-type="float" office:value="1477.771973" calcext:value-type="float">
            <text:p>1477,77197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20.572006" calcext:value-type="float">
            <text:p>220,572006</text:p>
          </table:table-cell>
          <table:table-cell/>
          <table:table-cell office:value-type="float" office:value="2206" calcext:value-type="float">
            <text:p>2206</text:p>
          </table:table-cell>
          <table:table-cell office:value-type="float" office:value="1881.375" calcext:value-type="float">
            <text:p>1881,3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34.613998" calcext:value-type="float">
            <text:p>234,613998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1881.245972" calcext:value-type="float">
            <text:p>1881,24597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24.339005" calcext:value-type="float">
            <text:p>224,339005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1491.094971" calcext:value-type="float">
            <text:p>1491,09497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82" calcext:value-type="float">
            <text:p>1,382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24.496994" calcext:value-type="float">
            <text:p>224,496994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2557.566895" calcext:value-type="float">
            <text:p>2557,56689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10.587006" calcext:value-type="float">
            <text:p>210,587006</text:p>
          </table:table-cell>
          <table:table-cell/>
          <table:table-cell office:value-type="float" office:value="2045" calcext:value-type="float">
            <text:p>2045</text:p>
          </table:table-cell>
          <table:table-cell office:value-type="float" office:value="1977.453003" calcext:value-type="float">
            <text:p>1977,45300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294" calcext:value-type="float">
            <text:p>1,29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9.259995" calcext:value-type="float">
            <text:p>209,259995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1538.142944" calcext:value-type="float">
            <text:p>1538,14294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7.477997" calcext:value-type="float">
            <text:p>187,477997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float" office:value="1606.160034" calcext:value-type="float">
            <text:p>1606,160034</text:p>
          </table:table-cell>
          <table:table-cell table:number-columns-repeated="6"/>
        </table:table-row>
      </table:table>
      <table:table table:name="GO-2048MB" table:style-name="ta1">
        <table:table-column table:style-name="co1" table:number-columns-repeated="17" table:default-cell-style-name="Default"/>
        <table:table-row table:style-name="ro1">
          <table:table-cell table:formula="of:=MIN(['GO-2048MB'.B5:.B55])" office:value-type="float" office:value="0.016" calcext:value-type="float">
            <text:p>0,016</text:p>
          </table:table-cell>
          <table:table-cell table:formula="of:=MAX(['GO-2048MB'.B5:.B55])" office:value-type="float" office:value="0.032" calcext:value-type="float">
            <text:p>0,032</text:p>
          </table:table-cell>
          <table:table-cell/>
          <table:table-cell table:formula="of:=MIN(['GO-2048MB'.E5:.E50])" office:value-type="float" office:value="1.261" calcext:value-type="float">
            <text:p>1,261</text:p>
          </table:table-cell>
          <table:table-cell table:formula="of:=MAX(['GO-2048MB'.E4:.E49])" office:value-type="float" office:value="4.501" calcext:value-type="float">
            <text:p>4,501</text:p>
          </table:table-cell>
          <table:table-cell/>
          <table:table-cell table:formula="of:=MIN(['GO-2048MB'.H5:.H55])" office:value-type="float" office:value="180.787003" calcext:value-type="float">
            <text:p>180,787003</text:p>
          </table:table-cell>
          <table:table-cell table:formula="of:=MAX(['GO-2048MB'.H5:.H55])" office:value-type="float" office:value="199.949005" calcext:value-type="float">
            <text:p>199,949005</text:p>
          </table:table-cell>
          <table:table-cell/>
          <table:table-cell table:formula="of:=MIN(['GO-2048MB'.K5:.K55])" office:value-type="float" office:value="1299.14502" calcext:value-type="float">
            <text:p>1299,14502</text:p>
          </table:table-cell>
          <table:table-cell table:formula="of:=MAX(['GO-2048MB'.K5:.K55])" office:value-type="float" office:value="1956.01001" calcext:value-type="float">
            <text:p>1956,0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280" calcext:value-type="float">
            <text:p>5280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89.436005" calcext:value-type="float">
            <text:p>189,436005</text:p>
          </table:table-cell>
          <table:table-cell/>
          <table:table-cell office:value-type="float" office:value="2447" calcext:value-type="float">
            <text:p>2447</text:p>
          </table:table-cell>
          <table:table-cell office:value-type="float" office:value="1430.623047" calcext:value-type="float">
            <text:p>1430,62304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.812" calcext:value-type="float">
            <text:p>1,81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83.296005" calcext:value-type="float">
            <text:p>183,296005</text:p>
          </table:table-cell>
          <table:table-cell/>
          <table:table-cell office:value-type="float" office:value="2256" calcext:value-type="float">
            <text:p>2256</text:p>
          </table:table-cell>
          <table:table-cell office:value-type="float" office:value="1385.45105" calcext:value-type="float">
            <text:p>1385,45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2048MB'.B5:.B55])" office:value-type="float" office:value="0.0206470588235294" calcext:value-type="float">
            <text:p>0,0206470588</text:p>
          </table:table-cell>
          <table:table-cell table:formula="of:=STDEV(['GO-2048MB'.B5:.B55])" office:value-type="float" office:value="0.00336941258626345" calcext:value-type="float">
            <text:p>0,003369412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427" calcext:value-type="float">
            <text:p>1,42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91.822998" calcext:value-type="float">
            <text:p>191,822998</text:p>
          </table:table-cell>
          <table:table-cell/>
          <table:table-cell office:value-type="float" office:value="2599" calcext:value-type="float">
            <text:p>2599</text:p>
          </table:table-cell>
          <table:table-cell office:value-type="float" office:value="1409.72998" calcext:value-type="float">
            <text:p>1409,72998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2048MB'.E5:.E48])" office:value-type="float" office:value="1.79713636363636" calcext:value-type="float">
            <text:p>1,7971363636</text:p>
          </table:table-cell>
          <table:table-cell table:formula="of:=STDEV(['GO-2048MB'.E5:.E48])" office:value-type="float" office:value="0.605615988195954" calcext:value-type="float">
            <text:p>0,605615988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84.876999" calcext:value-type="float">
            <text:p>184,876999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14.942017" calcext:value-type="float">
            <text:p>1414,942017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2048MB'.H5:.H55])" office:value-type="float" office:value="188.880235901961" calcext:value-type="float">
            <text:p>188,880235902</text:p>
          </table:table-cell>
          <table:table-cell table:formula="of:=STDEV(['GO-2048MB'.H5:.H55])" office:value-type="float" office:value="4.09909398424261" calcext:value-type="float">
            <text:p>4,099093984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99.949005" calcext:value-type="float">
            <text:p>199,949005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float" office:value="1398.656982" calcext:value-type="float">
            <text:p>1398,656982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2048MB'.K5:.K55])" office:value-type="float" office:value="1434.6188677451" calcext:value-type="float">
            <text:p>1434,6188677451</text:p>
          </table:table-cell>
          <table:table-cell table:formula="of:=STDEV(['GO-2048MB'.K5:.K55])" office:value-type="float" office:value="121.688103711333" calcext:value-type="float">
            <text:p>121,688103711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85.404007" calcext:value-type="float">
            <text:p>185,404007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1423.004028" calcext:value-type="float">
            <text:p>1423,00402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83.229996" calcext:value-type="float">
            <text:p>183,229996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427.795044" calcext:value-type="float">
            <text:p>1427,79504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23" calcext:value-type="float">
            <text:p>1,42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88.052994" calcext:value-type="float">
            <text:p>188,052994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428.859985" calcext:value-type="float">
            <text:p>1428,859985</text:p>
          </table:table-cell>
          <table:table-cell table:number-columns-repeated="2"/>
          <table:table-cell office:value-type="float" office:value="0.02064" calcext:value-type="float">
            <text:p>0,02064</text:p>
          </table:table-cell>
          <table:table-cell office:value-type="float" office:value="1.7971" calcext:value-type="float">
            <text:p>1,7971</text:p>
          </table:table-cell>
          <table:table-cell office:value-type="float" office:value="188.88" calcext:value-type="float">
            <text:p>188,88</text:p>
          </table:table-cell>
          <table:table-cell office:value-type="float" office:value="1434.6188" calcext:value-type="float">
            <text:p>1434,61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485" calcext:value-type="float">
            <text:p>1,48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95.384003" calcext:value-type="float">
            <text:p>195,384003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1405.209961" calcext:value-type="float">
            <text:p>1405,20996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102" calcext:value-type="float">
            <text:p>2,102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80.787003" calcext:value-type="float">
            <text:p>180,787003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float" office:value="1490.46106" calcext:value-type="float">
            <text:p>1490,4610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81.699005" calcext:value-type="float">
            <text:p>181,699005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90.322021" calcext:value-type="float">
            <text:p>1590,32202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88.291" calcext:value-type="float">
            <text:p>188,291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513.246948" calcext:value-type="float">
            <text:p>1513,24694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554" calcext:value-type="float">
            <text:p>1,55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86.388" calcext:value-type="float">
            <text:p>186,388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1512.097046" calcext:value-type="float">
            <text:p>1512,09704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84.167999" calcext:value-type="float">
            <text:p>184,167999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1489.035034" calcext:value-type="float">
            <text:p>1489,03503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.42" calcext:value-type="float">
            <text:p>2,4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88.020996" calcext:value-type="float">
            <text:p>188,020996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489.307983" calcext:value-type="float">
            <text:p>1489,30798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261" calcext:value-type="float">
            <text:p>1,26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93.658997" calcext:value-type="float">
            <text:p>193,658997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1441.628052" calcext:value-type="float">
            <text:p>1441,62805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86.761993" calcext:value-type="float">
            <text:p>186,761993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1348.067993" calcext:value-type="float">
            <text:p>1348,067993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.501" calcext:value-type="float">
            <text:p>4,50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7.397003" calcext:value-type="float">
            <text:p>187,397003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358.744995" calcext:value-type="float">
            <text:p>1358,744995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181.671005" calcext:value-type="float">
            <text:p>181,671005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float" office:value="1377.241943" calcext:value-type="float">
            <text:p>1377,241943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155" calcext:value-type="float">
            <text:p>2,155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92.123993" calcext:value-type="float">
            <text:p>192,123993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1345.503052" calcext:value-type="float">
            <text:p>1345,50305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89.046005" calcext:value-type="float">
            <text:p>189,046005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376.212036" calcext:value-type="float">
            <text:p>1376,21203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663" calcext:value-type="float">
            <text:p>1,66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86.251007" calcext:value-type="float">
            <text:p>186,251007</text:p>
          </table:table-cell>
          <table:table-cell/>
          <table:table-cell office:value-type="float" office:value="3941" calcext:value-type="float">
            <text:p>3941</text:p>
          </table:table-cell>
          <table:table-cell office:value-type="float" office:value="1352.703003" calcext:value-type="float">
            <text:p>1352,70300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88.537003" calcext:value-type="float">
            <text:p>188,537003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1383.503052" calcext:value-type="float">
            <text:p>1383,50305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0.983002" calcext:value-type="float">
            <text:p>190,983002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1376.176025" calcext:value-type="float">
            <text:p>1376,1760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.559" calcext:value-type="float">
            <text:p>1,559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88.035004" calcext:value-type="float">
            <text:p>188,03500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7.172974" calcext:value-type="float">
            <text:p>1367,172974</text:p>
          </table:table-cell>
          <table:table-cell table:number-columns-repeated="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629" calcext:value-type="float">
            <text:p>1,62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89.865997" calcext:value-type="float">
            <text:p>189,865997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72.647949" calcext:value-type="float">
            <text:p>1372,6479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.753" calcext:value-type="float">
            <text:p>1,75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94.455002" calcext:value-type="float">
            <text:p>194,455002</text:p>
          </table:table-cell>
          <table:table-cell/>
          <table:table-cell office:value-type="float" office:value="2198" calcext:value-type="float">
            <text:p>2198</text:p>
          </table:table-cell>
          <table:table-cell office:value-type="float" office:value="1387.110962" calcext:value-type="float">
            <text:p>1387,11096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.704" calcext:value-type="float">
            <text:p>2,70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85.356003" calcext:value-type="float">
            <text:p>185,356003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1355.115967" calcext:value-type="float">
            <text:p>1355,115967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93.477005" calcext:value-type="float">
            <text:p>193,477005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1379.536011" calcext:value-type="float">
            <text:p>1379,53601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684" calcext:value-type="float">
            <text:p>1,68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87.798004" calcext:value-type="float">
            <text:p>187,79800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364.39502" calcext:value-type="float">
            <text:p>1364,3950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527" calcext:value-type="float">
            <text:p>1,52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86.175003" calcext:value-type="float">
            <text:p>186,17500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766.868042" calcext:value-type="float">
            <text:p>1766,86804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635" calcext:value-type="float">
            <text:p>1,635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89.011002" calcext:value-type="float">
            <text:p>189,011002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1851.270996" calcext:value-type="float">
            <text:p>1851,27099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93" calcext:value-type="float">
            <text:p>1,493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186.134995" calcext:value-type="float">
            <text:p>186,134995</text:p>
          </table:table-cell>
          <table:table-cell/>
          <table:table-cell office:value-type="float" office:value="2174" calcext:value-type="float">
            <text:p>2174</text:p>
          </table:table-cell>
          <table:table-cell office:value-type="float" office:value="1956.01001" calcext:value-type="float">
            <text:p>1956,0100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593" calcext:value-type="float">
            <text:p>1,593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88.682999" calcext:value-type="float">
            <text:p>188,682999</text:p>
          </table:table-cell>
          <table:table-cell/>
          <table:table-cell office:value-type="float" office:value="1551" calcext:value-type="float">
            <text:p>1551</text:p>
          </table:table-cell>
          <table:table-cell office:value-type="float" office:value="1479.772949" calcext:value-type="float">
            <text:p>1479,77294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89.675003" calcext:value-type="float">
            <text:p>189,675003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413.468994" calcext:value-type="float">
            <text:p>1413,46899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238" calcext:value-type="float">
            <text:p>3,23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3.039993" calcext:value-type="float">
            <text:p>193,039993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379.147949" calcext:value-type="float">
            <text:p>1379,14794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532" calcext:value-type="float">
            <text:p>1,532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float" office:value="191.600998" calcext:value-type="float">
            <text:p>191,600998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85.212036" calcext:value-type="float">
            <text:p>1385,21203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7.798004" calcext:value-type="float">
            <text:p>197,798004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393.031982" calcext:value-type="float">
            <text:p>1393,03198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548" calcext:value-type="float">
            <text:p>1,54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88.052002" calcext:value-type="float">
            <text:p>188,052002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1562.112061" calcext:value-type="float">
            <text:p>1562,112061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.635" calcext:value-type="float">
            <text:p>1,63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89.875" calcext:value-type="float">
            <text:p>189,875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09.165039" calcext:value-type="float">
            <text:p>1409,16503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.846" calcext:value-type="float">
            <text:p>2,84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7.681" calcext:value-type="float">
            <text:p>187,681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380.649048" calcext:value-type="float">
            <text:p>1380,64904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.82" calcext:value-type="float">
            <text:p>2,8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2.492996" calcext:value-type="float">
            <text:p>192,492996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392.724976" calcext:value-type="float">
            <text:p>1392,724976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.785" calcext:value-type="float">
            <text:p>1,78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91.278" calcext:value-type="float">
            <text:p>191,278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1299.14502" calcext:value-type="float">
            <text:p>1299,1450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783" calcext:value-type="float">
            <text:p>1,78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87.675003" calcext:value-type="float">
            <text:p>187,675003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383.678955" calcext:value-type="float">
            <text:p>1383,67895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3.128" calcext:value-type="float">
            <text:p>3,12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90.662003" calcext:value-type="float">
            <text:p>190,662003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404.592041" calcext:value-type="float">
            <text:p>1404,59204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903" calcext:value-type="float">
            <text:p>1,90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92.992996" calcext:value-type="float">
            <text:p>192,992996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1379.88501" calcext:value-type="float">
            <text:p>1379,8850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86.003006" calcext:value-type="float">
            <text:p>186,003006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81.704956" calcext:value-type="float">
            <text:p>1381,70495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3.36" calcext:value-type="float">
            <text:p>3,3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6.281998" calcext:value-type="float">
            <text:p>196,281998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82.368042" calcext:value-type="float">
            <text:p>1382,36804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683" calcext:value-type="float">
            <text:p>1,683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191.007996" calcext:value-type="float">
            <text:p>191,007996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1388.194946" calcext:value-type="float">
            <text:p>1388,19494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7" calcext:value-type="float">
            <text:p>0,017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185.442993" calcext:value-type="float">
            <text:p>185,442993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392.140991" calcext:value-type="float">
            <text:p>1392,140991</text:p>
          </table:table-cell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185.106003" calcext:value-type="float">
            <text:p>185,106003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1389.916992" calcext:value-type="float">
            <text:p>1389,916992</text:p>
          </table:table-cell>
          <table:table-cell table:number-columns-repeated="6"/>
        </table:table-row>
      </table:table>
      <table:table table:name="Sheet9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276" calcext:value-type="float">
            <text:p>1,27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76.774002" calcext:value-type="float">
            <text:p>176,774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96" calcext:value-type="float">
            <text:p>1,39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395004" calcext:value-type="float">
            <text:p>171,395004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48" calcext:value-type="float">
            <text:p>1,24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7.589996" calcext:value-type="float">
            <text:p>187,58999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AVERAGE([Sheet9.B5:.B55])" office:value-type="float" office:value="0.02124" calcext:value-type="float">
            <text:p>0,02124</text:p>
          </table:table-cell>
          <table:table-cell table:formula="of:=STDEV([Sheet9.B5:.B55])" office:value-type="float" office:value="0.00897060960775208" calcext:value-type="float">
            <text:p>0,0089706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43" calcext:value-type="float">
            <text:p>1,34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73.328003" calcext:value-type="float">
            <text:p>173,328003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AVERAGE([Sheet9.E5:.E48])" office:value-type="float" office:value="1.36659090909091" calcext:value-type="float">
            <text:p>1,3665909091</text:p>
          </table:table-cell>
          <table:table-cell table:formula="of:=STDEV([Sheet9.E5:.E48])" office:value-type="float" office:value="0.12721439844313" calcext:value-type="float">
            <text:p>0,12721439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9" calcext:value-type="float">
            <text:p>1,36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5.061005" calcext:value-type="float">
            <text:p>175,061005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AVERAGE([Sheet9.H5:.H55])" office:value-type="float" office:value="187.6246401" calcext:value-type="float">
            <text:p>187,6246401</text:p>
          </table:table-cell>
          <table:table-cell table:formula="of:=STDEV([Sheet9.H5:.H55])" office:value-type="float" office:value="23.6523883072157" calcext:value-type="float">
            <text:p>23,6523883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5.817993" calcext:value-type="float">
            <text:p>195,81799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9.563995" calcext:value-type="float">
            <text:p>189,56399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04.272003" calcext:value-type="float">
            <text:p>204,272003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6" calcext:value-type="float">
            <text:p>1,36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3.714996" calcext:value-type="float">
            <text:p>173,71499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286" calcext:value-type="float">
            <text:p>1,28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675995" calcext:value-type="float">
            <text:p>171,67599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1.264999" calcext:value-type="float">
            <text:p>171,26499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4" calcext:value-type="float">
            <text:p>1,874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5.681" calcext:value-type="float">
            <text:p>175,68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600006" calcext:value-type="float">
            <text:p>171,60000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75" calcext:value-type="float">
            <text:p>1,27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709" calcext:value-type="float">
            <text:p>172,70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97" calcext:value-type="float">
            <text:p>1,29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7.063995" calcext:value-type="float">
            <text:p>187,063995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26.442001" calcext:value-type="float">
            <text:p>226,4420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83.695007" calcext:value-type="float">
            <text:p>183,69500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99" calcext:value-type="float">
            <text:p>1,49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76.667999" calcext:value-type="float">
            <text:p>176,66799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3" calcext:value-type="float">
            <text:p>0,0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3.442001" calcext:value-type="float">
            <text:p>173,4420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91" calcext:value-type="float">
            <text:p>1,3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1.513" calcext:value-type="float">
            <text:p>231,51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49" calcext:value-type="float">
            <text:p>1,249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7.722" calcext:value-type="float">
            <text:p>177,72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87.138" calcext:value-type="float">
            <text:p>287,13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89" calcext:value-type="float">
            <text:p>1,28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29.427002" calcext:value-type="float">
            <text:p>229,427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488007" calcext:value-type="float">
            <text:p>172,48800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05.222" calcext:value-type="float">
            <text:p>205,22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85.365997" calcext:value-type="float">
            <text:p>185,36599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828" calcext:value-type="float">
            <text:p>1,82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23.460007" calcext:value-type="float">
            <text:p>223,46000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84.332993" calcext:value-type="float">
            <text:p>184,33299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64" calcext:value-type="float">
            <text:p>1,46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80.261993" calcext:value-type="float">
            <text:p>180,26199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306" calcext:value-type="float">
            <text:p>1,30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6.975998" calcext:value-type="float">
            <text:p>186,97599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89" calcext:value-type="float">
            <text:p>1,38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065002" calcext:value-type="float">
            <text:p>171,065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66" calcext:value-type="float">
            <text:p>1,56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54.246002" calcext:value-type="float">
            <text:p>254,246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03" calcext:value-type="float">
            <text:p>1,30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5.395004" calcext:value-type="float">
            <text:p>195,39500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74.397003" calcext:value-type="float">
            <text:p>174,39700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3.589005" calcext:value-type="float">
            <text:p>173,58900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253006" calcext:value-type="float">
            <text:p>172,25300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5.302994" calcext:value-type="float">
            <text:p>175,30299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22" calcext:value-type="float">
            <text:p>1,32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88.352997" calcext:value-type="float">
            <text:p>188,35299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84" calcext:value-type="float">
            <text:p>1,38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6.802994" calcext:value-type="float">
            <text:p>176,80299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8.449997" calcext:value-type="float">
            <text:p>168,44999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06.992004" calcext:value-type="float">
            <text:p>206,99200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44" calcext:value-type="float">
            <text:p>1,34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2.602005" calcext:value-type="float">
            <text:p>172,60200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6.850998" calcext:value-type="float">
            <text:p>186,85099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4.697998" calcext:value-type="float">
            <text:p>174,69799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94" calcext:value-type="float">
            <text:p>1,29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84.270004" calcext:value-type="float">
            <text:p>184,27000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53" calcext:value-type="float">
            <text:p>1,35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7.242004" calcext:value-type="float">
            <text:p>177,24200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27" calcext:value-type="float">
            <text:p>1,32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9.718002" calcext:value-type="float">
            <text:p>179,71800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2.742004" calcext:value-type="float">
            <text:p>172,74200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2.082993" calcext:value-type="float">
            <text:p>172,08299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82" calcext:value-type="float">
            <text:p>1,28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87.723999" calcext:value-type="float">
            <text:p>187,72399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1.563995" calcext:value-type="float">
            <text:p>171,563995</text:p>
          </table:table-cell>
          <table:table-cell table:number-columns-repeated="7"/>
        </table:table-row>
      </table:table>
      <table:table table:name="F1-MICRO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393" calcext:value-type="float">
            <text:p>2393</text:p>
          </table:table-cell>
          <table:table-cell office:value-type="float" office:value="300.190002" calcext:value-type="float">
            <text:p>300,190002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72.278" calcext:value-type="float">
            <text:p>172,27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F1-MICRO'.B4:.B54])" office:value-type="float" office:value="0.0221372549019608" calcext:value-type="float">
            <text:p>0,0221372549</text:p>
          </table:table-cell>
          <table:table-cell table:formula="of:=STDEV(['F1-MICRO'.B4:.B54])" office:value-type="float" office:value="0.0132846070440087" calcext:value-type="float">
            <text:p>0,01328460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73.337006" calcext:value-type="float">
            <text:p>173,33700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F1-MICRO'.E4:.E54])" office:value-type="float" office:value="1.43307843137255" calcext:value-type="float">
            <text:p>1,4330784314</text:p>
          </table:table-cell>
          <table:table-cell table:formula="of:=STDEV(['F1-MICRO'.E4:.E54])" office:value-type="float" office:value="0.0904985841076544" calcext:value-type="float">
            <text:p>0,09049858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221.841003" calcext:value-type="float">
            <text:p>221,84100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F1-MICRO'.H4:.H54])" office:value-type="float" office:value="193.385431392157" calcext:value-type="float">
            <text:p>193,3854313922</text:p>
          </table:table-cell>
          <table:table-cell table:formula="of:=STDEV(['F1-MICRO'.H4:.H54])" office:value-type="float" office:value="49.6761606755345" calcext:value-type="float">
            <text:p>49,67616067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72.636002" calcext:value-type="float">
            <text:p>172,636002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71.356995" calcext:value-type="float">
            <text:p>171,35699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723" calcext:value-type="float">
            <text:p>1,72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71.501007" calcext:value-type="float">
            <text:p>171,50100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1.003998" calcext:value-type="float">
            <text:p>171,003998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71.960999" calcext:value-type="float">
            <text:p>171,960999</text:p>
          </table:table-cell>
          <table:table-cell table:number-columns-repeated="2"/>
          <table:table-cell office:value-type="float" office:value="0.0221373" calcext:value-type="float">
            <text:p>0,0221373</text:p>
          </table:table-cell>
          <table:table-cell office:value-type="float" office:value="1.4330784" calcext:value-type="float">
            <text:p>1,4330784</text:p>
          </table:table-cell>
          <table:table-cell office:value-type="float" office:value="193.38543" calcext:value-type="float">
            <text:p>193,3854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2.878006" calcext:value-type="float">
            <text:p>172,878006</text:p>
          </table:table-cell>
          <table:table-cell table:number-columns-repeated="5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72.684998" calcext:value-type="float">
            <text:p>172,68499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71.541" calcext:value-type="float">
            <text:p>171,54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.361" calcext:value-type="float">
            <text:p>1,361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169.300003" calcext:value-type="float">
            <text:p>169,3000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3581" calcext:value-type="float">
            <text:p>3581</text:p>
          </table:table-cell>
          <table:table-cell office:value-type="float" office:value="188.082001" calcext:value-type="float">
            <text:p>188,0820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339.404999" calcext:value-type="float">
            <text:p>339,40499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58.391998" calcext:value-type="float">
            <text:p>258,39199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94.281998" calcext:value-type="float">
            <text:p>194,28199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1.906006" calcext:value-type="float">
            <text:p>171,9060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.396" calcext:value-type="float">
            <text:p>1,39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1.712997" calcext:value-type="float">
            <text:p>171,712997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381" calcext:value-type="float">
            <text:p>1,3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2.505005" calcext:value-type="float">
            <text:p>172,50500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3.281998" calcext:value-type="float">
            <text:p>173,28199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421" calcext:value-type="float">
            <text:p>1,42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70.050995" calcext:value-type="float">
            <text:p>170,0509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13007" calcext:value-type="float">
            <text:p>170,61300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479004" calcext:value-type="float">
            <text:p>170,47900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498" calcext:value-type="float">
            <text:p>1,49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367004" calcext:value-type="float">
            <text:p>172,36700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3.595993" calcext:value-type="float">
            <text:p>173,595993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70.281998" calcext:value-type="float">
            <text:p>170,28199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70.483994" calcext:value-type="float">
            <text:p>170,483994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72.044998" calcext:value-type="float">
            <text:p>172,044998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1.076004" calcext:value-type="float">
            <text:p>171,07600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272.302002" calcext:value-type="float">
            <text:p>272,30200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06.511993" calcext:value-type="float">
            <text:p>206,5119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63.536987" calcext:value-type="float">
            <text:p>363,536987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03" calcext:value-type="float">
            <text:p>1,50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320007" calcext:value-type="float">
            <text:p>172,320007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804993" calcext:value-type="float">
            <text:p>171,804993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394" calcext:value-type="float">
            <text:p>1,39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71997" calcext:value-type="float">
            <text:p>170,67199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985001" calcext:value-type="float">
            <text:p>172,985001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1.031006" calcext:value-type="float">
            <text:p>171,03100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.889" calcext:value-type="float">
            <text:p>1,88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1.938004" calcext:value-type="float">
            <text:p>171,9380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0.317001" calcext:value-type="float">
            <text:p>170,31700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447" calcext:value-type="float">
            <text:p>1,44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.315002" calcext:value-type="float">
            <text:p>171,315002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465" calcext:value-type="float">
            <text:p>1,465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324.654999" calcext:value-type="float">
            <text:p>324,65499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4.231995" calcext:value-type="float">
            <text:p>314,23199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72.518997" calcext:value-type="float">
            <text:p>172,51899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344" calcext:value-type="float">
            <text:p>1,34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75.085007" calcext:value-type="float">
            <text:p>175,08500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1.125" calcext:value-type="float">
            <text:p>171,12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72.281998" calcext:value-type="float">
            <text:p>172,28199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76.574997" calcext:value-type="float">
            <text:p>176,57499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71.078995" calcext:value-type="float">
            <text:p>171,07899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2.567001" calcext:value-type="float">
            <text:p>172,5670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74.735001" calcext:value-type="float">
            <text:p>174,735001</text:p>
          </table:table-cell>
          <table:table-cell table:number-columns-repeated="5"/>
        </table:table-row>
      </table:table>
      <table:table table:name="G1-SMALL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8" calcext:value-type="float">
            <text:p>0,0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74.052994" calcext:value-type="float">
            <text:p>174,052994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9" calcext:value-type="float">
            <text:p>0,0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36" calcext:value-type="float">
            <text:p>1,43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.944" calcext:value-type="float">
            <text:p>169,94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1-SMALL'.B4:.B54])" office:value-type="float" office:value="0.033" calcext:value-type="float">
            <text:p>0,033</text:p>
          </table:table-cell>
          <table:table-cell table:formula="of:=STDEV(['G1-SMALL'.B4:.B54])" office:value-type="float" office:value="0.0176181724364362" calcext:value-type="float">
            <text:p>0,01761817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42" calcext:value-type="float">
            <text:p>1,44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479004" calcext:value-type="float">
            <text:p>171,47900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1-SMALL'.E4:.E54])" office:value-type="float" office:value="1.44121568627451" calcext:value-type="float">
            <text:p>1,4412156863</text:p>
          </table:table-cell>
          <table:table-cell table:formula="of:=STDEV(['G1-SMALL'.E4:.E54])" office:value-type="float" office:value="0.105066324524177" calcext:value-type="float">
            <text:p>0,10506632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322998" calcext:value-type="float">
            <text:p>170,32299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1-SMALL'.H4:.H54])" office:value-type="float" office:value="172.523410843137" calcext:value-type="float">
            <text:p>172,5234108431</text:p>
          </table:table-cell>
          <table:table-cell table:formula="of:=STDEV(['G1-SMALL'.H4:.H54])" office:value-type="float" office:value="6.33682047381274" calcext:value-type="float">
            <text:p>6,33682047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1.740005" calcext:value-type="float">
            <text:p>171,740005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12.25" calcext:value-type="float">
            <text:p>212,2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367" calcext:value-type="float">
            <text:p>1,36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89.154999" calcext:value-type="float">
            <text:p>189,154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.761993" calcext:value-type="float">
            <text:p>171,7619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647995" calcext:value-type="float">
            <text:p>170,64799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6" calcext:value-type="float">
            <text:p>0,0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1.873001" calcext:value-type="float">
            <text:p>171,87300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3.679993" calcext:value-type="float">
            <text:p>173,67999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2.302002" calcext:value-type="float">
            <text:p>172,30200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572998" calcext:value-type="float">
            <text:p>172,5729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438995" calcext:value-type="float">
            <text:p>172,43899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7" calcext:value-type="float">
            <text:p>0,03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2.074005" calcext:value-type="float">
            <text:p>172,07400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1.179993" calcext:value-type="float">
            <text:p>171,17999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4.171997" calcext:value-type="float">
            <text:p>174,17199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8.380005" calcext:value-type="float">
            <text:p>168,3800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1.796005" calcext:value-type="float">
            <text:p>171,796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891998" calcext:value-type="float">
            <text:p>172,89199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2.087006" calcext:value-type="float">
            <text:p>172,08700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4" calcext:value-type="float">
            <text:p>0,0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3.660004" calcext:value-type="float">
            <text:p>173,66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028" calcext:value-type="float">
            <text:p>172,0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7.804993" calcext:value-type="float">
            <text:p>167,80499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09" calcext:value-type="float">
            <text:p>1,50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707001" calcext:value-type="float">
            <text:p>170,70700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82" calcext:value-type="float">
            <text:p>1,48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994003" calcext:value-type="float">
            <text:p>170,99400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3.384995" calcext:value-type="float">
            <text:p>173,38499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261002" calcext:value-type="float">
            <text:p>170,26100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65" calcext:value-type="float">
            <text:p>1,46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70.625" calcext:value-type="float">
            <text:p>170,62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0.645996" calcext:value-type="float">
            <text:p>170,6459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468002" calcext:value-type="float">
            <text:p>172,4680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035995" calcext:value-type="float">
            <text:p>172,0359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404" calcext:value-type="float">
            <text:p>1,40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115997" calcext:value-type="float">
            <text:p>170,11599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2" calcext:value-type="float">
            <text:p>0,1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0.770996" calcext:value-type="float">
            <text:p>170,7709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" calcext:value-type="float">
            <text:p>1,4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69.677994" calcext:value-type="float">
            <text:p>169,67799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1.352005" calcext:value-type="float">
            <text:p>171,3520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714005" calcext:value-type="float">
            <text:p>172,714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1.414993" calcext:value-type="float">
            <text:p>171,4149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9.570999" calcext:value-type="float">
            <text:p>169,570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0.117996" calcext:value-type="float">
            <text:p>170,11799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38" calcext:value-type="float">
            <text:p>170,63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877" calcext:value-type="float">
            <text:p>1,87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.720993" calcext:value-type="float">
            <text:p>169,72099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393" calcext:value-type="float">
            <text:p>1,39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345001" calcext:value-type="float">
            <text:p>172,3450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977005" calcext:value-type="float">
            <text:p>170,97700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429" calcext:value-type="float">
            <text:p>1,42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584" calcext:value-type="float">
            <text:p>171,58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1.345993" calcext:value-type="float">
            <text:p>171,34599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1.410995" calcext:value-type="float">
            <text:p>171,4109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018005" calcext:value-type="float">
            <text:p>170,0180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.442" calcext:value-type="float">
            <text:p>1,44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542007" calcext:value-type="float">
            <text:p>172,54200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.367" calcext:value-type="float">
            <text:p>1,367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70.404999" calcext:value-type="float">
            <text:p>170,404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554993" calcext:value-type="float">
            <text:p>170,554993</text:p>
          </table:table-cell>
          <table:table-cell table:number-columns-repeated="5"/>
        </table:table-row>
      </table:table>
      <table:table table:name="GO-RESULT" table:style-name="ta1">
        <table:shapes>
          <draw:frame draw:z-index="0" draw:style-name="gr1" draw:text-style-name="P1" svg:width="146.21mm" svg:height="74.89mm" svg:x="190.53mm" svg:y="2.67mm">
            <loext:p draw:notify-on-update-of-ranges="'GO-RESULT'.C11:'GO-RESULT'.C14 'GO-RESULT'.D10:'GO-RESULT'.D10 'GO-RESULT'.D11:'GO-RESULT'.D14 'GO-RESULT'.E10:'GO-RESULT'.E10 'GO-RESULT'.E11:'GO-RESULT'.E14 'GO-RESULT'.F10:'GO-RESULT'.F10 'GO-RESULT'.F11:'GO-RESULT'.F14 'GO-RESULT'.G10:'GO-RESULT'.G10 'GO-RESULT'.G11:'GO-RESULT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23.17mm" svg:height="70.99mm" svg:x="190.16mm" svg:y="82.35mm">
            <loext:p draw:notify-on-update-of-ranges="'GO-RESULT'.C18:'GO-RESULT'.C18 'GO-RESULT'.D18:'GO-RESULT'.F18 'GO-RESULT'.C19:'GO-RESULT'.C19 'GO-RESULT'.D19:'GO-RESULT'.F19 'GO-RESULT'.C20:'GO-RESULT'.C20 'GO-RESULT'.D20:'GO-RESULT'.F20 'GO-RESULT'.C21:'GO-RESULT'.C21 'GO-RESULT'.D21:'GO-RESULT'.F21 'GO-RESULT'.C22:'GO-RESULT'.C22 'GO-RESULT'.D22:'GO-RESULT'.F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189" calcext:value-type="float">
            <text:p>0,0189</text:p>
          </table:table-cell>
          <table:table-cell office:value-type="float" office:value="1.2292" calcext:value-type="float">
            <text:p>1,2292</text:p>
          </table:table-cell>
          <table:table-cell office:value-type="float" office:value="880.2113" calcext:value-type="float">
            <text:p>880,2113</text:p>
          </table:table-cell>
          <table:table-cell office:value-type="float" office:value="7066.6285" calcext:value-type="float">
            <text:p>7066,6285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2" calcext:value-type="float">
            <text:p>0,02</text:p>
          </table:table-cell>
          <table:table-cell office:value-type="float" office:value="1.9713" calcext:value-type="float">
            <text:p>1,9713</text:p>
          </table:table-cell>
          <table:table-cell office:value-type="float" office:value="368.8967" calcext:value-type="float">
            <text:p>368,8967</text:p>
          </table:table-cell>
          <table:table-cell office:value-type="float" office:value="3021.024" calcext:value-type="float">
            <text:p>3021,024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 office:value-type="float" office:value="1677.4555" calcext:value-type="float">
            <text:p>1677,4555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2064" calcext:value-type="float">
            <text:p>0,02064</text:p>
          </table:table-cell>
          <table:table-cell office:value-type="float" office:value="1.7971" calcext:value-type="float">
            <text:p>1,7971</text:p>
          </table:table-cell>
          <table:table-cell office:value-type="float" office:value="188.88" calcext:value-type="float">
            <text:p>188,88</text:p>
          </table:table-cell>
          <table:table-cell office:value-type="float" office:value="1434.6188" calcext:value-type="float">
            <text:p>1434,618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f1-micro</text:p>
          </table:table-cell>
          <table:table-cell office:value-type="float" office:value="0.0221373" calcext:value-type="float">
            <text:p>0,0221373</text:p>
          </table:table-cell>
          <table:table-cell office:value-type="float" office:value="1.4330784" calcext:value-type="float">
            <text:p>1,4330784</text:p>
          </table:table-cell>
          <table:table-cell office:value-type="float" office:value="193.38543" calcext:value-type="float">
            <text:p>193,38543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g1-small</text:p>
          </table:table-cell>
          <table:table-cell office:value-type="float" office:value="0.033" calcext:value-type="float">
            <text:p>0,033</text:p>
          </table:table-cell>
          <table:table-cell office:value-type="float" office:value="1.441215" calcext:value-type="float">
            <text:p>1,441215</text:p>
          </table:table-cell>
          <table:table-cell office:value-type="float" office:value="172.523411" calcext:value-type="float">
            <text:p>172,523411</text:p>
          </table:table-cell>
          <table:table-cell/>
        </table:table-row>
        <table:table-row table:style-name="ro1">
          <table:table-cell/>
          <table:table-cell office:value-type="float" office:value="1.024" calcext:value-type="float">
            <text:p>1,024</text:p>
          </table:table-cell>
          <table:table-cell office:value-type="string" calcext:value-type="string">
            <text:p>cloudfunction</text:p>
          </table:table-cell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ssion</text:p>
          </table:table-cell>
          <table:table-cell office:value-type="float" office:value="0.02124" calcext:value-type="float">
            <text:p>0,02124</text:p>
          </table:table-cell>
          <table:table-cell office:value-type="float" office:value="1.36659" calcext:value-type="float">
            <text:p>1,36659</text:p>
          </table:table-cell>
          <table:table-cell office:value-type="float" office:value="187.6246" calcext:value-type="float">
            <text:p>187,62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00:54:33.12503219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4T00:59:07.218171347</dc:date>
    <meta:editing-duration>PT1H46M47S</meta:editing-duration>
    <meta:editing-cycles>8</meta:editing-cycles>
    <meta:generator>LibreOffice/5.1.6.2$Linux_X86_64 LibreOffice_project/10m0$Build-2</meta:generator>
    <meta:document-statistic meta:table-count="9" meta:cell-count="27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232cm" svg:y="0.379cm" svg:width="10.589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0.06">
                <text:p>0.06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74">
                <text:p>4.0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2.675">
                <text:p>232.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47.932">
                <text:p>24047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22cm" svg:height="7.49cm" xlink:href=".." xlink:type="simple" chart:class="chart:line" chart:style-name="ch1">
        <chart:legend chart:legend-position="end" svg:x="12.352cm" svg:y="2.699cm" style:legend-expansion="high" chart:style-name="ch2"/>
        <chart:plot-area chart:style-name="ch3" table:cell-range-address="'GO-RESULT'.C11:'GO-RESULT'.G14 'GO-RESULT'.D10:'GO-RESULT'.G10" chart:data-source-has-labels="both" svg:x="0.292cm" svg:y="0.149cm" svg:width="11.768cm" svg:height="7.192cm">
          <chartooo:coordinate-region svg:x="1.204cm" svg:y="0.348cm" svg:width="10.219cm" svg:height="6.346cm"/>
          <chart:axis chart:dimension="x" chart:name="primary-x" chart:style-name="ch4" chartooo:axis-type="auto">
            <chartooo:date-scale/>
            <chart:categories table:cell-range-address="'GO-RESULT'.C11:'GO-RESULT'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1:'GO-RESULT'.D14" chart:label-cell-address="'GO-RESULT'.D10:'GO-RESULT'.D10" chart:class="chart:line">
            <chart:data-point chart:repeated="4"/>
          </chart:series>
          <chart:series chart:style-name="ch8" chart:values-cell-range-address="'GO-RESULT'.E11:'GO-RESULT'.E14" chart:label-cell-address="'GO-RESULT'.E10:'GO-RESULT'.E10" chart:class="chart:line">
            <chart:data-point chart:repeated="4"/>
          </chart:series>
          <chart:series chart:style-name="ch9" chart:values-cell-range-address="'GO-RESULT'.F11:'GO-RESULT'.F14" chart:label-cell-address="'GO-RESULT'.F10:'GO-RESULT'.F10" chart:class="chart:line">
            <chart:data-point chart:repeated="4"/>
          </chart:series>
          <chart:series chart:style-name="ch10" chart:values-cell-range-address="'GO-RESULT'.G11:'GO-RESULT'.G14" chart:label-cell-address="'GO-RESULT'.G10:'GO-RESULT'.G10" chart:class="chart:line">
            <chart:data-point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GO-RESULT'.D10:'GO-RESULT'.D10</svg:desc>
                </draw:g>
              </table:table-cell>
              <table:table-cell office:value-type="string">
                <text:p>1000</text:p>
                <draw:g>
                  <svg:desc>'GO-RESULT'.E10:'GO-RESULT'.E10</svg:desc>
                </draw:g>
              </table:table-cell>
              <table:table-cell office:value-type="string">
                <text:p>10000</text:p>
                <draw:g>
                  <svg:desc>'GO-RESULT'.F10:'GO-RESULT'.F10</svg:desc>
                </draw:g>
              </table:table-cell>
              <table:table-cell office:value-type="string">
                <text:p>25000</text:p>
                <draw:g>
                  <svg:desc>'GO-RESULT'.G10:'GO-RESULT'.G10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GO-RESULT'.C11:'GO-RESULT'.C14</svg:desc>
                </draw:g>
              </table:table-cell>
              <table:table-cell office:value-type="float" office:value="0.0189">
                <text:p>0.0189</text:p>
                <draw:g>
                  <svg:desc>'GO-RESULT'.D11:'GO-RESULT'.D14</svg:desc>
                </draw:g>
              </table:table-cell>
              <table:table-cell office:value-type="float" office:value="1.2292">
                <text:p>1.2292</text:p>
                <draw:g>
                  <svg:desc>'GO-RESULT'.E11:'GO-RESULT'.E14</svg:desc>
                </draw:g>
              </table:table-cell>
              <table:table-cell office:value-type="float" office:value="880.2113">
                <text:p>880.2113</text:p>
                <draw:g>
                  <svg:desc>'GO-RESULT'.F11:'GO-RESULT'.F14</svg:desc>
                </draw:g>
              </table:table-cell>
              <table:table-cell office:value-type="float" office:value="7066.6285">
                <text:p>7066.6285</text:p>
                <draw:g>
                  <svg:desc>'GO-RESULT'.G11:'GO-RESULT'.G1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">
                <text:p>0.02</text:p>
              </table:table-cell>
              <table:table-cell office:value-type="float" office:value="1.9713">
                <text:p>1.9713</text:p>
              </table:table-cell>
              <table:table-cell office:value-type="float" office:value="368.8967">
                <text:p>368.8967</text:p>
              </table:table-cell>
              <table:table-cell office:value-type="float" office:value="3021.024">
                <text:p>3021.0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964">
                <text:p>0.01964</text:p>
              </table:table-cell>
              <table:table-cell office:value-type="float" office:value="1.5339">
                <text:p>1.5339</text:p>
              </table:table-cell>
              <table:table-cell office:value-type="float" office:value="212.2013">
                <text:p>212.2013</text:p>
              </table:table-cell>
              <table:table-cell office:value-type="float" office:value="1677.4555">
                <text:p>1677.455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2064">
                <text:p>0.02064</text:p>
              </table:table-cell>
              <table:table-cell office:value-type="float" office:value="1.7971">
                <text:p>1.7971</text:p>
              </table:table-cell>
              <table:table-cell office:value-type="float" office:value="188.88">
                <text:p>188.88</text:p>
              </table:table-cell>
              <table:table-cell office:value-type="float" office:value="1434.6188">
                <text:p>1434.6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18cm" svg:height="7.1cm" xlink:href=".." xlink:type="simple" chart:class="chart:bar" chart:style-name="ch1">
        <chart:legend chart:legend-position="end" svg:x="9.526cm" svg:y="2.504cm" style:legend-expansion="high" chart:style-name="ch2"/>
        <chart:plot-area chart:style-name="ch3" table:cell-range-address="'GO-RESULT'.C18:'GO-RESULT'.F22" chart:data-source-has-labels="both" svg:x="0.246cm" svg:y="0.142cm" svg:width="9.034cm" svg:height="6.816cm">
          <chartooo:coordinate-region svg:x="1.053cm" svg:y="0.341cm" svg:width="8.227cm" svg:height="5.97cm"/>
          <chart:axis chart:dimension="x" chart:name="primary-x" chart:style-name="ch4" chartooo:axis-type="auto">
            <chartooo:date-scale/>
            <chart:categories table:cell-range-address="'GO-RESULT'.D18:'GO-RESULT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9:'GO-RESULT'.F19" chart:label-cell-address="'GO-RESULT'.C19:'GO-RESULT'.C19" chart:class="chart:bar">
            <chart:data-point chart:repeated="3"/>
          </chart:series>
          <chart:series chart:style-name="ch8" chart:values-cell-range-address="'GO-RESULT'.D20:'GO-RESULT'.F20" chart:label-cell-address="'GO-RESULT'.C20:'GO-RESULT'.C20" chart:class="chart:bar">
            <chart:data-point chart:repeated="3"/>
          </chart:series>
          <chart:series chart:style-name="ch9" chart:values-cell-range-address="'GO-RESULT'.D21:'GO-RESULT'.F21" chart:label-cell-address="'GO-RESULT'.C21:'GO-RESULT'.C21" chart:class="chart:bar">
            <chart:data-point chart:repeated="3"/>
          </chart:series>
          <chart:series chart:style-name="ch10" chart:values-cell-range-address="'GO-RESULT'.D22:'GO-RESULT'.F22" chart:label-cell-address="'GO-RESULT'.C22:'GO-RESULT'.C2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GO-RESULT'.D18:'GO-RESULT'.F1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f1-micro</text:p>
                <draw:g>
                  <svg:desc>'GO-RESULT'.C19:'GO-RESULT'.C19</svg:desc>
                </draw:g>
              </table:table-cell>
              <table:table-cell office:value-type="float" office:value="0.0221373">
                <text:p>0.0221373</text:p>
                <draw:g>
                  <svg:desc>'GO-RESULT'.D19:'GO-RESULT'.F19</svg:desc>
                </draw:g>
              </table:table-cell>
              <table:table-cell office:value-type="float" office:value="1.4330784">
                <text:p>1.4330784</text:p>
              </table:table-cell>
              <table:table-cell office:value-type="float" office:value="193.38543">
                <text:p>193.38543</text:p>
              </table:table-cell>
            </table:table-row>
            <table:table-row>
              <table:table-cell office:value-type="string">
                <text:p>g1-small</text:p>
                <draw:g>
                  <svg:desc>'GO-RESULT'.C20:'GO-RESULT'.C20</svg:desc>
                </draw:g>
              </table:table-cell>
              <table:table-cell office:value-type="float" office:value="0.033">
                <text:p>0.033</text:p>
                <draw:g>
                  <svg:desc>'GO-RESULT'.D20:'GO-RESULT'.F20</svg:desc>
                </draw:g>
              </table:table-cell>
              <table:table-cell office:value-type="float" office:value="1.441215">
                <text:p>1.441215</text:p>
              </table:table-cell>
              <table:table-cell office:value-type="float" office:value="172.523411">
                <text:p>172.523411</text:p>
              </table:table-cell>
            </table:table-row>
            <table:table-row>
              <table:table-cell office:value-type="string">
                <text:p>cloudfunction</text:p>
                <draw:g>
                  <svg:desc>'GO-RESULT'.C21:'GO-RESULT'.C21</svg:desc>
                </draw:g>
              </table:table-cell>
              <table:table-cell office:value-type="float" office:value="0.01964">
                <text:p>0.01964</text:p>
                <draw:g>
                  <svg:desc>'GO-RESULT'.D21:'GO-RESULT'.F21</svg:desc>
                </draw:g>
              </table:table-cell>
              <table:table-cell office:value-type="float" office:value="1.5339">
                <text:p>1.5339</text:p>
              </table:table-cell>
              <table:table-cell office:value-type="float" office:value="212.2013">
                <text:p>212.2013</text:p>
              </table:table-cell>
            </table:table-row>
            <table:table-row>
              <table:table-cell office:value-type="string">
                <text:p>fission</text:p>
                <draw:g>
                  <svg:desc>'GO-RESULT'.C22:'GO-RESULT'.C22</svg:desc>
                </draw:g>
              </table:table-cell>
              <table:table-cell office:value-type="float" office:value="0.02124">
                <text:p>0.02124</text:p>
                <draw:g>
                  <svg:desc>'GO-RESULT'.D22:'GO-RESULT'.F22</svg:desc>
                </draw:g>
              </table:table-cell>
              <table:table-cell office:value-type="float" office:value="1.36659">
                <text:p>1.36659</text:p>
              </table:table-cell>
              <table:table-cell office:value-type="float" office:value="187.6246">
                <text:p>187.6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